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2" style:family="table">
      <style:table-properties style:width="4.0028in" table:align="left" style:writing-mode="lr-tb"/>
    </style:style>
    <style:style style:name="Таблиця2.A" style:family="table-column">
      <style:table-column-properties style:column-width="1in"/>
    </style:style>
    <style:style style:name="Таблиця2.B" style:family="table-column">
      <style:table-column-properties style:column-width="1.0007in"/>
    </style:style>
    <style:style style:name="Таблиця2.D" style:family="table-column">
      <style:table-column-properties style:column-width="1.0021in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2.D1" style:family="table-cell">
      <style:table-cell-properties style:vertical-align="top" fo:padding="0.0382in" fo:border="0.1pt solid #000000" style:writing-mode="lr-tb"/>
    </style:style>
    <style:style style:name="Таблиця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2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4" style:family="table">
      <style:table-properties style:width="4.0028in" table:align="left" style:writing-mode="lr-tb"/>
    </style:style>
    <style:style style:name="Таблиця4.A" style:family="table-column">
      <style:table-column-properties style:column-width="1in"/>
    </style:style>
    <style:style style:name="Таблиця4.B" style:family="table-column">
      <style:table-column-properties style:column-width="1.0007in"/>
    </style:style>
    <style:style style:name="Таблиця4.D" style:family="table-column">
      <style:table-column-properties style:column-width="1.0021in"/>
    </style:style>
    <style:style style:name="Таблиця4.1" style:family="table-row">
      <style:table-row-properties fo:keep-together="auto"/>
    </style:style>
    <style:style style:name="Таблиця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4.D1" style:family="table-cell">
      <style:table-cell-properties style:vertical-align="top" fo:padding="0.0382in" fo:border="0.1pt solid #000000" style:writing-mode="lr-tb"/>
    </style:style>
    <style:style style:name="Таблиця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4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officeooo:rsid="000b11cd" officeooo:paragraph-rsid="000f5686"/>
    </style:style>
    <style:style style:name="P2" style:family="paragraph" style:parent-style-name="Standard">
      <style:text-properties officeooo:rsid="000b11cd" officeooo:paragraph-rsid="000f5686"/>
    </style:style>
    <style:style style:name="P3" style:family="paragraph" style:parent-style-name="Standard">
      <style:paragraph-properties fo:text-align="justify" style:justify-single-word="false"/>
      <style:text-properties officeooo:paragraph-rsid="001ebba3"/>
    </style:style>
    <style:style style:name="P4" style:family="paragraph" style:parent-style-name="Standard">
      <style:text-properties style:font-name="Times New Roman" officeooo:rsid="000b11cd" officeooo:paragraph-rsid="000f5686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1ebba3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paragraph-rsid="001ebba3" style:font-size-asian="12pt" style:font-name-complex="Times New Roman" style:font-size-complex="12pt"/>
    </style:style>
    <style:style style:name="P7" style:family="paragraph" style:parent-style-name="Standard">
      <style:paragraph-properties fo:text-align="center" style:justify-single-word="false"/>
      <style:text-properties officeooo:paragraph-rsid="000f5686"/>
    </style:style>
    <style:style style:name="P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f5686"/>
    </style:style>
    <style:style style:name="P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f8d79"/>
    </style:style>
    <style:style style:name="P1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0f6fc"/>
    </style:style>
    <style:style style:name="P1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2f3bb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b3a3d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d25c3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ebba3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fc972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42e4d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rsid="002aa8d0" officeooo:paragraph-rsid="001ebba3" style:font-size-asian="12pt" style:font-name-complex="Times New Roman" style:font-size-complex="12pt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1ebba3" style:font-size-asian="12pt" style:font-name-complex="Times New Roman" style:font-size-complex="12pt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229aeb" style:font-size-asian="12pt" style:font-name-complex="Times New Roman" style:font-size-complex="12pt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1823a6" officeooo:paragraph-rsid="001ebba3" style:font-size-asian="12pt" style:font-name-complex="Times New Roman" style:font-size-complex="12pt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paragraph-rsid="000f5686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rsid="000b11cd" officeooo:paragraph-rsid="001b3a3d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officeooo:paragraph-rsid="000f5686" style:font-size-asian="12pt" style:font-name-complex="Times New Roman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1b07ba" officeooo:paragraph-rsid="000f5686" style:font-size-asian="12pt" style:font-name-complex="Times New Roman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0f82e1" officeooo:paragraph-rsid="000f82e1" style:font-size-asian="12pt" style:font-name-complex="Times New Roman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paragraph-rsid="000f5686" style:font-name-asian="Noto Sans CJK SC Regular" style:font-size-asian="12pt" style:font-name-complex="Times New Roman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0c911a" officeooo:paragraph-rsid="000f5686" style:font-name-asian="Noto Sans CJK SC Regular" style:font-size-asian="12pt" style:font-name-complex="Times New Roman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officeooo:paragraph-rsid="000f5686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officeooo:paragraph-rsid="0025fd70" style:font-size-asian="12pt" style:font-size-complex="12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25fd70" style:font-size-asian="12pt" style:font-size-complex="12pt"/>
    </style:style>
    <style:style style:name="P3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25fd70" style:font-size-asian="12pt" style:font-name-complex="Times New Roman" style:font-size-complex="12pt"/>
    </style:style>
    <style:style style:name="P3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5fd70"/>
    </style:style>
    <style:style style:name="T1" style:family="text">
      <style:text-properties style:text-position="0% 100%"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2" style:family="text">
      <style:text-properties style:text-position="0% 100%" style:font-name="Times New Roman" fo:font-size="12pt" fo:letter-spacing="normal" fo:font-style="normal" officeooo:rsid="000dc07e" style:font-name-asian="Symbol" style:font-size-asian="12pt" style:font-style-asian="normal" style:font-name-complex="Times New Roman" style:font-size-complex="12pt"/>
    </style:style>
    <style:style style:name="T3" style:family="text">
      <style:text-properties style:text-position="0% 100%" style:font-name="Times New Roman" fo:font-size="12pt" fo:letter-spacing="normal" fo:font-style="normal" officeooo:rsid="0012ae43" style:font-name-asian="Symbol" style:font-size-asian="12pt" style:font-style-asian="normal" style:font-name-complex="Times New Roman" style:font-size-complex="12pt"/>
    </style:style>
    <style:style style:name="T4" style:family="text">
      <style:text-properties style:text-position="0% 100%" style:font-name="Times New Roman" fo:font-size="12pt" fo:letter-spacing="normal" fo:font-style="normal" officeooo:rsid="00140b51" style:font-name-asian="Symbol" style:font-size-asian="12pt" style:font-style-asian="normal" style:font-name-complex="Times New Roman" style:font-size-complex="12pt"/>
    </style:style>
    <style:style style:name="T5" style:family="text">
      <style:text-properties style:text-position="0% 100%" style:font-name="Times New Roman" fo:font-size="12pt" fo:letter-spacing="normal" fo:font-style="normal" officeooo:rsid="001ba62b" style:font-name-asian="Symbol" style:font-size-asian="12pt" style:font-style-asian="normal" style:font-name-complex="Times New Roman" style:font-size-complex="12pt"/>
    </style:style>
    <style:style style:name="T6" style:family="text">
      <style:text-properties style:text-position="0% 100%" style:font-name="Times New Roman" fo:font-size="12pt" fo:letter-spacing="normal" fo:font-style="normal" officeooo:rsid="0013baef" style:font-name-asian="Symbol" style:font-size-asian="12pt" style:font-style-asian="normal" style:font-name-complex="Times New Roman" style:font-size-complex="12pt"/>
    </style:style>
    <style:style style:name="T7" style:family="text">
      <style:text-properties style:text-position="0% 100%" style:font-name="Times New Roman" fo:font-size="12pt" fo:letter-spacing="normal" fo:font-style="normal" officeooo:rsid="001b9193" style:font-name-asian="Symbol" style:font-size-asian="12pt" style:font-style-asian="normal" style:font-name-complex="Times New Roman" style:font-size-complex="12pt"/>
    </style:style>
    <style:style style:name="T8" style:family="text">
      <style:text-properties style:text-position="0% 100%" style:font-name="Times New Roman" fo:font-size="12pt" fo:letter-spacing="normal" fo:font-style="normal" officeooo:rsid="000b11cd" style:font-name-asian="Symbol" style:font-size-asian="12pt" style:font-style-asian="normal" style:font-name-complex="Times New Roman" style:font-size-complex="12pt"/>
    </style:style>
    <style:style style:name="T9" style:family="text">
      <style:text-properties style:text-position="0% 100%" style:font-name="Times New Roman" fo:font-size="12pt" fo:letter-spacing="normal" fo:font-style="normal" officeooo:rsid="000f82e1" style:font-name-asian="Symbol" style:font-size-asian="12pt" style:font-style-asian="normal" style:font-name-complex="Times New Roman" style:font-size-complex="12pt"/>
    </style:style>
    <style:style style:name="T10" style:family="text">
      <style:text-properties style:text-position="0% 100%" style:font-name="Times New Roman" fo:font-size="12pt" fo:letter-spacing="normal" fo:font-style="normal" officeooo:rsid="001f94f2" style:font-name-asian="Symbol" style:font-size-asian="12pt" style:font-style-asian="normal" style:font-name-complex="Times New Roman" style:font-size-complex="12pt"/>
    </style:style>
    <style:style style:name="T11" style:family="text">
      <style:text-properties style:text-position="0% 100%" style:font-name="Times New Roman" fo:font-size="12pt" fo:letter-spacing="normal" fo:font-style="normal" officeooo:rsid="000302b6" style:font-name-asian="Symbol" style:font-size-asian="12pt" style:font-style-asian="normal" style:font-name-complex="Times New Roman" style:font-size-complex="12pt"/>
    </style:style>
    <style:style style:name="T12" style:family="text">
      <style:text-properties style:text-position="0% 100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13" style:family="text">
      <style:text-properties style:text-position="0% 100%" style:font-name="Times New Roman" fo:font-size="12pt" fo:letter-spacing="normal" fo:font-style="normal" officeooo:rsid="0027e178" style:font-name-asian="Symbol" style:font-size-asian="12pt" style:font-style-asian="normal" style:font-name-complex="Times New Roman" style:font-size-complex="12pt"/>
    </style:style>
    <style:style style:name="T14" style:family="text">
      <style:text-properties style:text-position="0% 100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15" style:family="text">
      <style:text-properties style:text-position="0% 100%" style:font-name="Times New Roman" fo:font-size="12pt" fo:letter-spacing="normal" fo:font-style="normal" officeooo:rsid="003318d6" style:font-name-asian="Symbol" style:font-size-asian="12pt" style:font-style-asian="normal" style:font-name-complex="Times New Roman" style:font-size-complex="12pt"/>
    </style:style>
    <style:style style:name="T16" style:family="text">
      <style:text-properties style:text-position="0% 100%" style:font-name="Times New Roman" fo:font-size="12pt" fo:letter-spacing="normal" fo:font-style="normal" officeooo:rsid="003482b3" style:font-name-asian="Symbol" style:font-size-asian="12pt" style:font-style-asian="normal" style:font-name-complex="Times New Roman" style:font-size-complex="12pt"/>
    </style:style>
    <style:style style:name="T17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18" style:family="text">
      <style:text-properties style:text-position="0% 100%" style:font-name="Times New Roman" fo:font-size="12pt" fo:letter-spacing="normal" fo:font-style="normal" officeooo:rsid="0030ea2f" style:font-name-asian="Symbol" style:font-size-asian="12pt" style:font-style-asian="normal" style:font-name-complex="Times New Roman" style:font-size-complex="12pt"/>
    </style:style>
    <style:style style:name="T19" style:family="text">
      <style:text-properties style:text-position="0% 100%" style:font-name="Times New Roman" fo:font-size="12pt" fo:letter-spacing="normal" fo:font-style="normal" officeooo:rsid="002b871e" style:font-name-asian="Symbol" style:font-size-asian="12pt" style:font-style-asian="normal" style:font-name-complex="Times New Roman" style:font-size-complex="12pt"/>
    </style:style>
    <style:style style:name="T20" style:family="text">
      <style:text-properties style:text-position="0% 100%" style:font-name="Times New Roman" fo:font-size="12pt" fo:letter-spacing="normal" fo:font-style="normal" officeooo:rsid="003609f3" style:font-name-asian="Symbol" style:font-size-asian="12pt" style:font-style-asian="normal" style:font-name-complex="Times New Roman" style:font-size-complex="12pt"/>
    </style:style>
    <style:style style:name="T21" style:family="text">
      <style:text-properties style:text-position="0% 100%" style:font-name="Times New Roman" fo:font-size="12pt" fo:letter-spacing="normal" fo:font-style="normal" officeooo:rsid="0039bb7f" style:font-name-asian="Symbol" style:font-size-asian="12pt" style:font-style-asian="normal" style:font-name-complex="Times New Roman" style:font-size-complex="12pt"/>
    </style:style>
    <style:style style:name="T22" style:family="text">
      <style:text-properties style:text-position="0% 100%" style:font-name="Times New Roman" fo:font-size="12pt" fo:letter-spacing="normal" fo:font-style="normal" officeooo:rsid="0036f7ad" style:font-name-asian="Symbol" style:font-size-asian="12pt" style:font-style-asian="normal" style:font-name-complex="Times New Roman" style:font-size-complex="12pt"/>
    </style:style>
    <style:style style:name="T23" style:family="text">
      <style:text-properties style:text-position="0% 100%" style:font-name="Times New Roman" fo:font-size="12pt" fo:letter-spacing="normal" fo:font-style="normal" officeooo:rsid="003e7091" style:font-name-asian="Symbol" style:font-size-asian="12pt" style:font-style-asian="normal" style:font-name-complex="Times New Roman" style:font-size-complex="12pt"/>
    </style:style>
    <style:style style:name="T24" style:family="text">
      <style:text-properties style:text-position="0% 100%" style:font-name="Times New Roman" fo:font-size="12pt" fo:letter-spacing="normal" fo:font-style="normal" officeooo:rsid="003627d9" style:font-name-asian="Symbol" style:font-size-asian="12pt" style:font-style-asian="normal" style:font-name-complex="Times New Roman" style:font-size-complex="12pt"/>
    </style:style>
    <style:style style:name="T25" style:family="text">
      <style:text-properties style:text-position="0% 100%" style:font-name="Times New Roman" fo:font-size="12pt" fo:letter-spacing="normal" fo:font-style="normal" officeooo:rsid="00414891" style:font-name-asian="Symbol" style:font-size-asian="12pt" style:font-style-asian="normal" style:font-name-complex="Times New Roman" style:font-size-complex="12pt"/>
    </style:style>
    <style:style style:name="T26" style:family="text">
      <style:text-properties style:text-position="0% 100%" style:font-name="Times New Roman" fo:font-size="12pt" fo:letter-spacing="normal" fo:font-style="normal" officeooo:rsid="003f4c9b" style:font-name-asian="Symbol" style:font-size-asian="12pt" style:font-style-asian="normal" style:font-name-complex="Times New Roman" style:font-size-complex="12pt"/>
    </style:style>
    <style:style style:name="T27" style:family="text">
      <style:text-properties style:text-position="0% 100%" style:font-name="Times New Roman" fo:font-size="12pt" fo:letter-spacing="normal" fo:font-style="normal" officeooo:rsid="003b6949" style:font-name-asian="Symbol" style:font-size-asian="12pt" style:font-style-asian="normal" style:font-name-complex="Times New Roman" style:font-size-complex="12pt"/>
    </style:style>
    <style:style style:name="T28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 style:font-style-complex="normal"/>
    </style:style>
    <style:style style:name="T29" style:family="text">
      <style:text-properties style:text-position="0% 100%" style:font-name="Times New Roman" fo:font-size="12pt" fo:letter-spacing="normal" fo:font-style="normal" officeooo:rsid="00388017" style:font-name-asian="Symbol" style:font-size-asian="12pt" style:font-style-asian="normal" style:font-name-complex="Times New Roman" style:font-size-complex="12pt"/>
    </style:style>
    <style:style style:name="T30" style:family="text">
      <style:text-properties style:text-position="0% 100%" style:font-name="Times New Roman" fo:font-size="12pt" fo:letter-spacing="normal" fo:font-style="normal" officeooo:rsid="003c7f3e" style:font-name-asian="Symbol" style:font-size-asian="12pt" style:font-style-asian="normal" style:font-name-complex="Times New Roman" style:font-size-complex="12pt"/>
    </style:style>
    <style:style style:name="T31" style:family="text">
      <style:text-properties style:text-position="0% 100%" style:font-name="Times New Roman" fo:font-size="12pt" fo:letter-spacing="normal" fo:font-style="normal" officeooo:rsid="003e1653" style:font-name-asian="Symbol" style:font-size-asian="12pt" style:font-style-asian="normal" style:font-name-complex="Times New Roman" style:font-size-complex="12pt"/>
    </style:style>
    <style:style style:name="T32" style:family="text">
      <style:text-properties style:text-position="0% 100%" style:font-name="Times New Roman" fo:font-size="12pt" fo:letter-spacing="normal" fo:font-style="normal" officeooo:rsid="001b3a3d" style:font-name-asian="Symbol" style:font-size-asian="12pt" style:font-style-asian="normal" style:font-name-complex="Times New Roman" style:font-size-complex="12pt"/>
    </style:style>
    <style:style style:name="T33" style:family="text">
      <style:text-properties style:text-position="0% 100%" style:font-name="Times New Roman" fo:font-size="12pt" fo:letter-spacing="normal" fo:font-style="normal" officeooo:rsid="0043fdbe" style:font-name-asian="Symbol" style:font-size-asian="12pt" style:font-style-asian="normal" style:font-name-complex="Times New Roman" style:font-size-complex="12pt"/>
    </style:style>
    <style:style style:name="T34" style:family="text">
      <style:text-properties style:text-position="0% 100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35" style:family="text">
      <style:text-properties style:text-position="0% 100%" style:font-name="Times New Roman" fo:font-size="12pt" fo:letter-spacing="normal" fo:font-style="normal" officeooo:rsid="001017ef" style:font-name-asian="Symbol" style:font-size-asian="12pt" style:font-style-asian="normal" style:font-name-complex="Times New Roman" style:font-size-complex="12pt"/>
    </style:style>
    <style:style style:name="T36" style:family="text">
      <style:text-properties style:text-position="0% 100%" style:font-name="Times New Roman" fo:font-size="12pt" fo:letter-spacing="normal" fo:font-style="normal" officeooo:rsid="0017ecd3" style:font-name-asian="Symbol" style:font-size-asian="12pt" style:font-style-asian="normal" style:font-name-complex="Times New Roman" style:font-size-complex="12pt"/>
    </style:style>
    <style:style style:name="T37" style:family="text">
      <style:text-properties style:text-position="0% 100%" style:font-name="Times New Roman" fo:font-size="12pt" fo:letter-spacing="normal" fo:font-style="normal" officeooo:rsid="0027f0bb" style:font-name-asian="Symbol" style:font-size-asian="12pt" style:font-style-asian="normal" style:font-name-complex="Times New Roman" style:font-size-complex="12pt"/>
    </style:style>
    <style:style style:name="T38" style:family="text">
      <style:text-properties style:text-position="0% 100%" style:font-name="Times New Roman" fo:font-size="12pt" fo:letter-spacing="normal" fo:font-style="normal" officeooo:rsid="00455328" style:font-name-asian="Symbol" style:font-size-asian="12pt" style:font-style-asian="normal" style:font-name-complex="Times New Roman" style:font-size-complex="12pt"/>
    </style:style>
    <style:style style:name="T39" style:family="text">
      <style:text-properties style:text-position="0% 100%" style:font-name="Times New Roman" fo:font-size="12pt" fo:letter-spacing="normal" fo:font-style="normal" officeooo:rsid="0043ab02" style:font-name-asian="Symbol" style:font-size-asian="12pt" style:font-style-asian="normal" style:font-name-complex="Times New Roman" style:font-size-complex="12pt"/>
    </style:style>
    <style:style style:name="T40" style:family="text">
      <style:text-properties style:text-position="0% 100%" style:font-name="Times New Roman" fo:font-size="12pt" fo:letter-spacing="normal" fo:font-style="normal" officeooo:rsid="00186fa1" style:font-name-asian="Symbol" style:font-size-asian="12pt" style:font-style-asian="normal" style:font-name-complex="Times New Roman" style:font-size-complex="12pt"/>
    </style:style>
    <style:style style:name="T41" style:family="text">
      <style:text-properties style:text-position="0% 100%" style:font-name="Times New Roman" fo:font-size="12pt" fo:letter-spacing="normal" fo:font-style="normal" officeooo:rsid="00123d93" style:font-name-asian="Symbol" style:font-size-asian="12pt" style:font-style-asian="normal" style:font-name-complex="Times New Roman" style:font-size-complex="12pt"/>
    </style:style>
    <style:style style:name="T42" style:family="text">
      <style:text-properties style:text-position="0% 100%" style:font-name="Times New Roman" fo:font-size="12pt" fo:letter-spacing="normal" fo:font-style="normal" officeooo:rsid="0028aedd" style:font-name-asian="Symbol" style:font-size-asian="12pt" style:font-style-asian="normal" style:font-name-complex="Times New Roman" style:font-size-complex="12pt"/>
    </style:style>
    <style:style style:name="T43" style:family="text">
      <style:text-properties style:text-position="0% 100%" style:font-name="Times New Roman" fo:font-size="12pt" fo:letter-spacing="normal" fo:font-style="normal" officeooo:rsid="0046fb6c" style:font-name-asian="Symbol" style:font-size-asian="12pt" style:font-style-asian="normal" style:font-name-complex="Times New Roman" style:font-size-complex="12pt"/>
    </style:style>
    <style:style style:name="T44" style:family="text">
      <style:text-properties style:text-position="0% 100%" style:font-name="Times New Roman" fo:font-size="12pt" fo:letter-spacing="normal" fo:font-style="normal" officeooo:rsid="0028d50d" style:font-name-asian="Symbol" style:font-size-asian="12pt" style:font-style-asian="normal" style:font-name-complex="Times New Roman" style:font-size-complex="12pt"/>
    </style:style>
    <style:style style:name="T45" style:family="text">
      <style:text-properties style:text-position="0% 100%" style:font-name="Times New Roman" fo:font-size="12pt" fo:letter-spacing="normal" fo:font-style="normal" officeooo:rsid="00229aeb" style:font-name-asian="Symbol" style:font-size-asian="12pt" style:font-style-asian="normal" style:font-name-complex="Times New Roman" style:font-size-complex="12pt"/>
    </style:style>
    <style:style style:name="T46" style:family="text">
      <style:text-properties style:text-position="0% 100%" style:font-name="Times New Roman" fo:font-size="12pt" fo:letter-spacing="normal" fo:font-style="normal" officeooo:rsid="0013b200" style:font-name-asian="Symbol" style:font-size-asian="12pt" style:font-style-asian="normal" style:font-name-complex="Times New Roman" style:font-size-complex="12pt"/>
    </style:style>
    <style:style style:name="T47" style:family="text">
      <style:text-properties style:text-position="0% 100%" style:font-name="Times New Roman" fo:font-size="12pt" fo:letter-spacing="normal" fo:font-style="normal" officeooo:rsid="0017c029" style:font-name-asian="Symbol" style:font-size-asian="12pt" style:font-style-asian="normal" style:font-name-complex="Times New Roman" style:font-size-complex="12pt"/>
    </style:style>
    <style:style style:name="T48" style:family="text">
      <style:text-properties style:text-position="0% 100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49" style:family="text">
      <style:text-properties style:text-position="0% 100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50" style:family="text">
      <style:text-properties style:text-position="0% 100%" style:font-name="Times New Roman" fo:font-size="12pt" fo:letter-spacing="normal" fo:font-style="normal" officeooo:rsid="002b871e" style:font-size-asian="12pt" style:font-style-asian="normal" style:font-name-complex="Times New Roman" style:font-size-complex="12pt" style:font-style-complex="normal"/>
    </style:style>
    <style:style style:name="T51" style:family="text">
      <style:text-properties style:text-position="0% 100%" style:font-name="Times New Roman" fo:font-size="12pt" fo:letter-spacing="normal" fo:font-style="normal" officeooo:rsid="0028d50d" style:font-size-asian="12pt" style:font-style-asian="normal" style:font-name-complex="Times New Roman" style:font-size-complex="12pt" style:font-style-complex="normal"/>
    </style:style>
    <style:style style:name="T52" style:family="text">
      <style:text-properties style:text-position="0% 100%" style:font-name="Times New Roman" fo:font-size="12pt" fo:letter-spacing="normal" fo:font-style="normal" officeooo:rsid="003482b3" style:font-name-asian="Times New Roman" style:font-size-asian="12pt" style:font-style-asian="normal" style:font-name-complex="Times New Roman" style:font-size-complex="12pt" style:font-style-complex="normal"/>
    </style:style>
    <style:style style:name="T53" style:family="text">
      <style:text-properties style:text-position="0% 100%"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54" style:family="text">
      <style:text-properties style:text-position="0% 100%" style:font-name="Times New Roman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55" style:family="text">
      <style:text-properties style:text-position="0% 100%" style:font-name="Times New Roman" fo:font-size="12pt" fo:letter-spacing="normal" fo:font-style="italic" officeooo:rsid="001823a6" style:font-name-asian="Symbol" style:font-size-asian="12pt" style:font-style-asian="italic" style:font-name-complex="Times New Roman" style:font-size-complex="12pt" style:font-style-complex="italic"/>
    </style:style>
    <style:style style:name="T56" style:family="text">
      <style:text-properties style:text-position="0% 100%" style:font-name="Times New Roman" fo:font-size="12pt" fo:letter-spacing="normal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57" style:family="text">
      <style:text-properties style:text-position="0% 100%" style:font-name="Times New Roman" fo:font-size="12pt" fo:letter-spacing="normal" fo:font-style="italic" officeooo:rsid="003482b3" style:font-name-asian="Times New Roman" style:font-size-asian="12pt" style:font-style-asian="italic" style:font-name-complex="Times New Roman" style:font-size-complex="12pt" style:font-style-complex="italic"/>
    </style:style>
    <style:style style:name="T58" style:family="text">
      <style:text-properties style:text-position="0% 100%" style:font-name="Times New Roman" fo:font-size="12pt" fo:letter-spacing="normal" fo:font-style="italic" style:font-size-asian="12pt" style:font-style-asian="italic" style:font-name-complex="Times New Roman" style:font-size-complex="12pt" style:font-style-complex="italic"/>
    </style:style>
    <style:style style:name="T59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60" style:family="text">
      <style:text-properties style:text-position="0% 100%" style:font-name="Times New Roman" fo:font-size="12pt" fo:letter-spacing="normal" fo:language="uk" fo:country="UA" fo:font-style="normal" officeooo:rsid="0017c029" style:font-name-asian="Symbol" style:font-size-asian="12pt" style:font-style-asian="normal" style:font-name-complex="Times New Roman" style:font-size-complex="12pt"/>
    </style:style>
    <style:style style:name="T61" style:family="text">
      <style:text-properties style:text-position="0% 100%" fo:font-size="12pt" style:font-size-asian="12pt" style:font-name-complex="Times New Roman" style:font-size-complex="12pt"/>
    </style:style>
    <style:style style:name="T62" style:family="text">
      <style:text-properties style:text-position="0% 100%" fo:font-size="12pt" officeooo:rsid="000f82e1" style:font-size-asian="12pt" style:font-name-complex="Times New Roman" style:font-size-complex="12pt"/>
    </style:style>
    <style:style style:name="T63" style:family="text">
      <style:text-properties style:text-position="0% 100%" style:font-name="Times New Roman1" fo:font-size="12pt" fo:letter-spacing="normal" fo:font-style="normal" officeooo:rsid="0014a819" style:font-name-asian="Times New Roman1" style:font-size-asian="12pt" style:font-style-asian="normal" style:font-name-complex="Times New Roman1" style:font-size-complex="12pt"/>
    </style:style>
    <style:style style:name="T64" style:family="text">
      <style:text-properties style:text-position="0% 100%" style:font-name="Times New Roman1" fo:font-size="12pt" fo:letter-spacing="normal" fo:font-style="normal" officeooo:rsid="0043a078" style:font-name-asian="Times New Roman1" style:font-size-asian="12pt" style:font-style-asian="normal" style:font-name-complex="Times New Roman1" style:font-size-complex="12pt"/>
    </style:style>
    <style:style style:name="T65" style:family="text">
      <style:text-properties officeooo:rsid="000c911a"/>
    </style:style>
    <style:style style:name="T66" style:family="text">
      <style:text-properties style:font-name="Times New Roman"/>
    </style:style>
    <style:style style:name="T67" style:family="text">
      <style:text-properties style:font-name="Times New Roman" fo:font-size="12pt" style:font-size-asian="12pt" style:font-name-complex="Times New Roman" style:font-size-complex="12pt"/>
    </style:style>
    <style:style style:name="T68" style:family="text">
      <style:text-properties style:font-name="Times New Roman" fo:font-size="12pt" style:font-size-asian="12pt" style:font-size-complex="12pt"/>
    </style:style>
    <style:style style:name="T69" style:family="text">
      <style:text-properties style:font-name="Times New Roman" fo:font-size="12pt" officeooo:rsid="0014f71f" style:font-size-asian="12pt" style:font-size-complex="12pt"/>
    </style:style>
    <style:style style:name="T70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71" style:family="text">
      <style:text-properties style:font-name="Times New Roman" fo:font-size="12pt" fo:letter-spacing="normal" style:font-size-asian="12pt" style:font-name-complex="Times New Roman" style:font-size-complex="12pt"/>
    </style:style>
    <style:style style:name="T72" style:family="text">
      <style:text-properties style:font-name="Times New Roman" fo:font-size="12pt" fo:letter-spacing="normal" officeooo:rsid="002b871e" style:font-size-asian="12pt" style:font-name-complex="Times New Roman" style:font-size-complex="12pt"/>
    </style:style>
    <style:style style:name="T73" style:family="text">
      <style:text-properties style:font-name="Times New Roman" fo:font-size="12pt" fo:letter-spacing="normal" officeooo:rsid="0028aedd" style:font-size-asian="12pt" style:font-name-complex="Times New Roman" style:font-size-complex="12pt"/>
    </style:style>
    <style:style style:name="T74" style:family="text">
      <style:text-properties style:font-name="Times New Roman" fo:font-size="12pt" fo:letter-spacing="normal" fo:font-style="italic" style:font-size-asian="12pt" style:font-style-asian="italic" style:font-name-complex="Times New Roman" style:font-size-complex="12pt" style:font-style-complex="italic"/>
    </style:style>
    <style:style style:name="T75" style:family="text">
      <style:text-properties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76" style:family="text">
      <style:text-properties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77" style:family="text">
      <style:text-properties style:font-name="Times New Roman" officeooo:rsid="000b11cd"/>
    </style:style>
    <style:style style:name="T78" style:family="text">
      <style:text-properties style:font-name="Times New Roman" officeooo:rsid="00229aeb"/>
    </style:style>
    <style:style style:name="T79" style:family="text">
      <style:text-properties style:text-position="sub 58%" style:font-name="Times New Roman" fo:font-size="12pt" fo:letter-spacing="normal" fo:font-style="normal" officeooo:rsid="000b11cd" style:font-name-asian="Symbol" style:font-size-asian="12pt" style:font-style-asian="normal" style:font-name-complex="Times New Roman" style:font-size-complex="12pt"/>
    </style:style>
    <style:style style:name="T80" style:family="text">
      <style:text-properties style:text-position="sub 58%" style:font-name="Times New Roman" fo:font-size="12pt" fo:letter-spacing="normal" fo:font-style="normal" officeooo:rsid="000302b6" style:font-name-asian="Symbol" style:font-size-asian="12pt" style:font-style-asian="normal" style:font-name-complex="Times New Roman" style:font-size-complex="12pt"/>
    </style:style>
    <style:style style:name="T81" style:family="text">
      <style:text-properties style:text-position="sub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82" style:family="text">
      <style:text-properties style:text-position="sub 58%" style:font-name="Times New Roman" fo:font-size="12pt" fo:letter-spacing="normal" fo:font-style="normal" officeooo:rsid="00233cd7" style:font-name-asian="Symbol" style:font-size-asian="12pt" style:font-style-asian="normal" style:font-name-complex="Times New Roman" style:font-size-complex="12pt"/>
    </style:style>
    <style:style style:name="T83" style:family="text">
      <style:text-properties style:text-position="sub 58%" style:font-name="Times New Roman" fo:font-size="12pt" fo:letter-spacing="normal" fo:font-style="normal" officeooo:rsid="0024ca39" style:font-name-asian="Symbol" style:font-size-asian="12pt" style:font-style-asian="normal" style:font-name-complex="Times New Roman" style:font-size-complex="12pt"/>
    </style:style>
    <style:style style:name="T84" style:family="text">
      <style:text-properties style:text-position="sub 58%" style:font-name="Times New Roman" fo:font-size="12pt" fo:letter-spacing="normal" fo:font-style="normal" officeooo:rsid="00244f71" style:font-name-asian="Symbol" style:font-size-asian="12pt" style:font-style-asian="normal" style:font-name-complex="Times New Roman" style:font-size-complex="12pt"/>
    </style:style>
    <style:style style:name="T85" style:family="text">
      <style:text-properties style:text-position="sub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86" style:family="text">
      <style:text-properties style:text-position="sub 58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87" style:family="text">
      <style:text-properties style:text-position="sub 58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88" style:family="text">
      <style:text-properties style:text-position="sub 58%" fo:font-size="12pt" style:font-size-asian="12pt" style:font-name-complex="Times New Roman" style:font-size-complex="12pt"/>
    </style:style>
    <style:style style:name="T89" style:family="text">
      <style:text-properties style:text-position="sub 58%" fo:font-size="12pt" officeooo:rsid="0019391b" style:font-size-asian="12pt" style:font-name-complex="Times New Roman" style:font-size-complex="12pt"/>
    </style:style>
    <style:style style:name="T90" style:family="text">
      <style:text-properties style:text-position="sub 58%" fo:font-size="12pt" officeooo:rsid="000f82e1" style:font-size-asian="12pt" style:font-name-complex="Times New Roman" style:font-size-complex="12pt"/>
    </style:style>
    <style:style style:name="T91" style:family="text">
      <style:text-properties style:text-position="super 58%" style:font-name="Times New Roman" fo:font-size="12pt" fo:letter-spacing="normal" fo:font-style="normal" officeooo:rsid="0012ae43" style:font-name-asian="Symbol" style:font-size-asian="12pt" style:font-style-asian="normal" style:font-name-complex="Times New Roman" style:font-size-complex="12pt"/>
    </style:style>
    <style:style style:name="T92" style:family="text">
      <style:text-properties style:text-position="super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93" style:family="text">
      <style:text-properties style:text-position="super 58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94" style:family="text">
      <style:text-properties style:text-position="super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95" style:family="text">
      <style:text-properties style:text-position="super 58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96" style:family="text">
      <style:text-properties style:text-position="super 58%" style:font-name="Times New Roman" fo:font-size="12pt" style:font-size-asian="12pt" style:font-name-complex="Times New Roman" style:font-size-complex="12pt"/>
    </style:style>
    <style:style style:name="T97" style:family="text">
      <style:text-properties style:text-position="super 58%" fo:font-size="12pt" style:font-size-asian="12pt" style:font-name-complex="Times New Roman" style:font-size-complex="12pt"/>
    </style:style>
    <style:style style:name="T98" style:family="text">
      <style:text-properties officeooo:rsid="000f3f0e"/>
    </style:style>
    <style:style style:name="T99" style:family="text">
      <style:text-properties fo:font-size="12pt" style:font-size-asian="12pt" style:font-name-complex="Times New Roman" style:font-size-complex="12pt"/>
    </style:style>
    <style:style style:name="T100" style:family="text">
      <style:text-properties fo:font-size="12pt" officeooo:rsid="0028aedd" style:font-size-asian="12pt" style:font-name-complex="Times New Roman" style:font-size-complex="12pt"/>
    </style:style>
    <style:style style:name="T101" style:family="text">
      <style:text-properties fo:language="uk" fo:country="UA" officeooo:rsid="001823a6"/>
    </style:style>
    <style:style style:name="T102" style:family="text">
      <style:text-properties fo:language="uk" fo:country="UA" fo:font-style="italic" officeooo:rsid="001823a6" style:font-style-asian="italic" style:font-style-complex="italic"/>
    </style:style>
    <style:style style:name="T103" style:family="text">
      <style:text-properties fo:language="uk" fo:country="UA" officeooo:rsid="002bdf2f"/>
    </style:style>
    <style:style style:name="T104" style:family="text">
      <style:text-properties fo:language="uk" fo:country="UA" officeooo:rsid="0028aedd"/>
    </style:style>
    <style:style style:name="T105" style:family="text">
      <style:text-properties officeooo:rsid="0028aedd"/>
    </style:style>
    <style:style style:name="T106" style:family="text">
      <style:text-properties fo:font-variant="normal" fo:text-transform="none" fo:color="#000000" style:text-position="0% 100%" style:font-name="Times New Roman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" style:font-size-complex="12pt" style:font-style-complex="normal" style:text-scale="100%"/>
    </style:style>
    <style:style style:name="T107" style:family="text">
      <style:text-properties officeooo:rsid="0014f7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7">Варіант №</text:span><text:span text:style-name="T78">58</text:span></text:p>
      <text:p text:style-name="P12"><text:span text:style-name="Основной_20_текст4"><text:span text:style-name="T20">Застереження. </text:span></text:span></text:p>
      <text:p text:style-name="P12"><text:span text:style-name="Основной_20_текст4"><text:span text:style-name="T21">І. </text:span></text:span><text:span text:style-name="Основной_20_текст4"><text:span text:style-name="T20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22">(кожен крок рішення у нетривіальних випадках повинен бути пояснений, </text:span></text:span><text:span text:style-name="Основной_20_текст4"><text:span text:style-name="T23">насамперед – у задачах №6-№16</text:span></text:span><text:span text:style-name="Основной_20_текст4"><text:span text:style-name="T22">)</text:span></text:span><text:span text:style-name="Основной_20_текст4"><text:span text:style-name="T20"> і чіткість </text:span></text:span><text:span text:style-name="Основной_20_текст4"><text:span text:style-name="T24">міркувань; 3) оригінальність рішення (</text:span></text:span><text:span text:style-name="Основной_20_текст4"><text:span text:style-name="T25">зокрема,</text:span></text:span><text:span text:style-name="Основной_20_текст4"><text:span text:style-name="T24"> по відношенню до робіт </text:span></text:span><text:span text:style-name="Основной_20_текст4"><text:span text:style-name="T26">своїх колег</text:span></text:span><text:span text:style-name="Основной_20_текст4"><text:span text:style-name="T24">); 4) акуратність роботи </text:span></text:span><text:span text:style-name="Основной_20_текст4"><text:span text:style-name="T22">(</text:span></text:span><text:span text:style-name="Основной_20_текст4"><text:span text:style-name="T24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22">(якщо писати каліграфічно не можете – пишіть друкованими символами</text:span></text:span><text:span text:style-name="Основной_20_текст4"><text:span text:style-name="T24">), </text:span></text:span><text:span text:style-name="Основной_20_текст4"><text:span text:style-name="T22">без незрозумілих скорочень).</text:span></text:span></text:p>
      <text:p text:style-name="P22"><text:span text:style-name="Основной_20_текст4"><text:span text:style-name="T21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27">(за запізнення оцінка зменшується у залежності від </text:span></text:span><text:span text:style-name="Основной_20_текст4"><text:span text:style-name="T32">величини </text:span></text:span><text:span text:style-name="Основной_20_текст4"><text:span text:style-name="T27">часу запізнення)</text:span></text:span><text:span text:style-name="Основной_20_текст4"><text:span text:style-name="T21">. </text:span></text:span><text:span text:style-name="Основной_20_текст4"><text:span text:style-name="T27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32">і номер варіанту</text:span></text:span><text:span text:style-name="Основной_20_текст4"><text:span text:style-name="T27">.</text:span></text:span></text:p>
      <text:p text:style-name="P22"><text:span text:style-name="Основной_20_текст4"><text:span text:style-name="T27"/></text:span></text:p>
      <text:p text:style-name="P2"><text:span text:style-name="T66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2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23"/>
          </table:table-cell>
          <table:table-cell table:style-name="Таблиця3.A1" office:value-type="string">
            <text:p text:style-name="P24">2</text:p>
          </table:table-cell>
          <table:table-cell table:style-name="Таблиця3.A1" office:value-type="string">
            <text:p text:style-name="P25">1</text:p>
          </table:table-cell>
          <table:table-cell table:style-name="Таблиця3.A1" office:value-type="string">
            <text:p text:style-name="P24">1</text:p>
          </table:table-cell>
          <table:table-cell table:style-name="Таблиця3.E1" office:value-type="string">
            <text:p text:style-name="P25">2</text:p>
          </table:table-cell>
        </table:table-row>
        <table:table-row table:style-name="Таблиця3.1">
          <table:table-cell table:style-name="Таблиця3.A2" office:value-type="string">
            <text:p text:style-name="P26"><text:span text:style-name="T65">δ</text:span>/<text:span text:style-name="T98">μ</text:span></text:p>
          </table:table-cell>
          <table:table-cell table:style-name="Таблиця3.A2" office:value-type="string">
            <text:p text:style-name="P28"><text:span text:style-name="T99">a</text:span><text:span text:style-name="T88">1</text:span></text:p>
          </table:table-cell>
          <table:table-cell table:style-name="Таблиця3.A2" office:value-type="string">
            <text:p text:style-name="P28"><text:span text:style-name="T99">a</text:span><text:span text:style-name="T88">2</text:span></text:p>
          </table:table-cell>
          <table:table-cell table:style-name="Таблиця3.A2" office:value-type="string">
            <text:p text:style-name="P28"><text:span text:style-name="T99">a</text:span><text:span text:style-name="T88">3</text:span></text:p>
          </table:table-cell>
          <table:table-cell table:style-name="Таблиця3.E2" office:value-type="string">
            <text:p text:style-name="P28"><text:span text:style-name="T99">a</text:span><text:span text:style-name="T88">4</text:span></text:p>
          </table:table-cell>
        </table:table-row>
        <table:table-row table:style-name="Таблиця3.1">
          <table:table-cell table:style-name="Таблиця3.A2" office:value-type="string">
            <text:p text:style-name="P28"><text:span text:style-name="T61">x</text:span><text:span text:style-name="T88">1</text:span></text:p>
          </table:table-cell>
          <table:table-cell table:style-name="Таблиця3.A2" office:value-type="string">
            <text:p text:style-name="P28"><text:span text:style-name="T61">a</text:span><text:span text:style-name="T89">1</text:span></text:p>
          </table:table-cell>
          <table:table-cell table:style-name="Таблиця3.A2" office:value-type="string">
            <text:p text:style-name="P28"><text:span text:style-name="T61">a</text:span><text:span text:style-name="T89">4</text:span></text:p>
          </table:table-cell>
          <table:table-cell table:style-name="Таблиця3.A2" office:value-type="string">
            <text:p text:style-name="P28"><text:span text:style-name="T61">a</text:span><text:span text:style-name="T88">4</text:span></text:p>
          </table:table-cell>
          <table:table-cell table:style-name="Таблиця3.E2" office:value-type="string">
            <text:p text:style-name="P28"><text:span text:style-name="T61">a</text:span><text:span text:style-name="T88">3</text:span></text:p>
          </table:table-cell>
        </table:table-row>
        <table:table-row table:style-name="Таблиця3.1">
          <table:table-cell table:style-name="Таблиця3.A2" office:value-type="string">
            <text:p text:style-name="P28"><text:span text:style-name="T61">x</text:span><text:span text:style-name="T88">2</text:span></text:p>
          </table:table-cell>
          <table:table-cell table:style-name="Таблиця3.A2" office:value-type="string">
            <text:p text:style-name="P28"><text:span text:style-name="T61">a</text:span><text:span text:style-name="T88">4</text:span></text:p>
          </table:table-cell>
          <table:table-cell table:style-name="Таблиця3.A2" office:value-type="string">
            <text:p text:style-name="P28"><text:span text:style-name="T61">a</text:span><text:span text:style-name="T89">2</text:span></text:p>
          </table:table-cell>
          <table:table-cell table:style-name="Таблиця3.A2" office:value-type="string">
            <text:p text:style-name="P28"><text:span text:style-name="T61">a</text:span><text:span text:style-name="T88">2</text:span></text:p>
          </table:table-cell>
          <table:table-cell table:style-name="Таблиця3.E2" office:value-type="string">
            <text:p text:style-name="P28"><text:span text:style-name="T61">a</text:span><text:span text:style-name="T88">1</text:span></text:p>
          </table:table-cell>
        </table:table-row>
      </table:table>
      <text:p text:style-name="P4"/>
      <text:p text:style-name="P2"><text:span text:style-name="Основной_20_текст4"><text:span text:style-name="T2">2. Побудувати автомат Мура, еквівалентний заданому автомату Мілі:</text:span></text:span></text:p>
      <text:p text:style-name="P2"><text:span text:style-name="Основной_20_текст4"><text:span text:style-name="T2"/></text:span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A"/>
        <table:table-column table:style-name="Таблиця2.D"/>
        <table:table-row table:style-name="Таблиця2.1">
          <table:table-cell table:style-name="Таблиця2.A1" office:value-type="string">
            <text:p text:style-name="P26"><text:span text:style-name="T65">δ</text:span>/<text:span text:style-name="T65">λ</text:span></text:p>
          </table:table-cell>
          <table:table-cell table:style-name="Таблиця2.A1" office:value-type="string">
            <text:p text:style-name="P28"><text:span text:style-name="T99">a</text:span><text:span text:style-name="T88">1</text:span></text:p>
          </table:table-cell>
          <table:table-cell table:style-name="Таблиця2.A1" office:value-type="string">
            <text:p text:style-name="P28"><text:span text:style-name="T99">a</text:span><text:span text:style-name="T88">2</text:span></text:p>
          </table:table-cell>
          <table:table-cell table:style-name="Таблиця2.D1" office:value-type="string">
            <text:p text:style-name="P28"><text:span text:style-name="T99">a</text:span><text:span text:style-name="T88">3</text:span></text:p>
          </table:table-cell>
        </table:table-row>
        <table:table-row table:style-name="Таблиця2.1">
          <table:table-cell table:style-name="Таблиця2.A2" office:value-type="string">
            <text:p text:style-name="P28"><text:span text:style-name="T61">x</text:span><text:span text:style-name="T88">1</text:span></text:p>
          </table:table-cell>
          <table:table-cell table:style-name="Таблиця2.A2" office:value-type="string">
            <text:p text:style-name="P28"><text:span text:style-name="T61">a</text:span><text:span text:style-name="T88">2</text:span><text:span text:style-name="T61">/1</text:span></text:p>
          </table:table-cell>
          <table:table-cell table:style-name="Таблиця2.A2" office:value-type="string">
            <text:p text:style-name="P28"><text:span text:style-name="T61">a</text:span><text:span text:style-name="T88">2</text:span><text:span text:style-name="T61">/2</text:span></text:p>
          </table:table-cell>
          <table:table-cell table:style-name="Таблиця2.D2" office:value-type="string">
            <text:p text:style-name="P28"><text:span text:style-name="T61">a</text:span><text:span text:style-name="T90">2</text:span><text:span text:style-name="T61">/</text:span><text:span text:style-name="T62">2</text:span></text:p>
          </table:table-cell>
        </table:table-row>
        <table:table-row table:style-name="Таблиця2.1">
          <table:table-cell table:style-name="Таблиця2.A2" office:value-type="string">
            <text:p text:style-name="P28"><text:span text:style-name="T61">x</text:span><text:span text:style-name="T88">2</text:span></text:p>
          </table:table-cell>
          <table:table-cell table:style-name="Таблиця2.A2" office:value-type="string">
            <text:p text:style-name="P28"><text:span text:style-name="T61">a</text:span><text:span text:style-name="T88">1</text:span><text:span text:style-name="T61">/2</text:span></text:p>
          </table:table-cell>
          <table:table-cell table:style-name="Таблиця2.A2" office:value-type="string">
            <text:p text:style-name="P28"><text:span text:style-name="T61">a</text:span><text:span text:style-name="T88">3</text:span><text:span text:style-name="T61">/1</text:span></text:p>
          </table:table-cell>
          <table:table-cell table:style-name="Таблиця2.D2" office:value-type="string">
            <text:p text:style-name="P28"><text:span text:style-name="T61">a</text:span><text:span text:style-name="T88">1</text:span><text:span text:style-name="T61">/</text:span><text:span text:style-name="T62">2</text:span></text:p>
          </table:table-cell>
        </table:table-row>
      </table:table>
      <text:p text:style-name="P2"><text:span text:style-name="Основной_20_текст4"><text:span text:style-name="T2"/></text:span></text:p>
      <text:p text:style-name="P1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26"><text:span text:style-name="T65">δ</text:span>/<text:span text:style-name="T65">λ</text:span></text:p>
          </table:table-cell>
          <table:table-cell table:style-name="Таблиця1.A1" office:value-type="string">
            <text:p text:style-name="P28"><text:span text:style-name="T99">a</text:span><text:span text:style-name="T88">1</text:span></text:p>
          </table:table-cell>
          <table:table-cell table:style-name="Таблиця1.A1" office:value-type="string">
            <text:p text:style-name="P28"><text:span text:style-name="T99">a</text:span><text:span text:style-name="T90">2</text:span></text:p>
          </table:table-cell>
          <table:table-cell table:style-name="Таблиця1.A1" office:value-type="string">
            <text:p text:style-name="P28"><text:span text:style-name="T99">a</text:span><text:span text:style-name="T88">3</text:span></text:p>
          </table:table-cell>
          <table:table-cell table:style-name="Таблиця1.A1" office:value-type="string">
            <text:p text:style-name="P28"><text:span text:style-name="T99">a</text:span><text:span text:style-name="T88">4</text:span></text:p>
          </table:table-cell>
          <table:table-cell table:style-name="Таблиця1.A1" office:value-type="string">
            <text:p text:style-name="P28"><text:span text:style-name="T99">a</text:span><text:span text:style-name="T88">5</text:span></text:p>
          </table:table-cell>
          <table:table-cell table:style-name="Таблиця1.A1" office:value-type="string">
            <text:p text:style-name="P28"><text:span text:style-name="T99">a</text:span><text:span text:style-name="T88">6</text:span></text:p>
          </table:table-cell>
          <table:table-cell table:style-name="Таблиця1.H1" office:value-type="string">
            <text:p text:style-name="P28"><text:span text:style-name="T99">a</text:span><text:span text:style-name="T88">7</text:span></text:p>
          </table:table-cell>
        </table:table-row>
        <table:table-row table:style-name="Таблиця1.1">
          <table:table-cell table:style-name="Таблиця1.A2" office:value-type="string">
            <text:p text:style-name="P28"><text:span text:style-name="T61">x</text:span><text:span text:style-name="T88">1</text:span></text:p>
          </table:table-cell>
          <table:table-cell table:style-name="Таблиця1.A2" office:value-type="string">
            <text:p text:style-name="P28"><text:span text:style-name="T61">a</text:span><text:span text:style-name="T90">3</text:span><text:span text:style-name="T61">/1</text:span></text:p>
          </table:table-cell>
          <table:table-cell table:style-name="Таблиця1.A2" office:value-type="string">
            <text:p text:style-name="P28"><text:span text:style-name="T61">a</text:span><text:span text:style-name="T88">2</text:span><text:span text:style-name="T61">/1</text:span></text:p>
          </table:table-cell>
          <table:table-cell table:style-name="Таблиця1.A2" office:value-type="string">
            <text:p text:style-name="P28"><text:span text:style-name="T61">a</text:span><text:span text:style-name="T88">6</text:span><text:span text:style-name="T61">/1</text:span></text:p>
          </table:table-cell>
          <table:table-cell table:style-name="Таблиця1.A2" office:value-type="string">
            <text:p text:style-name="P28"><text:span text:style-name="T61">a</text:span><text:span text:style-name="T88">3</text:span><text:span text:style-name="T61">/1</text:span></text:p>
          </table:table-cell>
          <table:table-cell table:style-name="Таблиця1.A2" office:value-type="string">
            <text:p text:style-name="P28"><text:span text:style-name="T61">a</text:span><text:span text:style-name="T88">3</text:span><text:span text:style-name="T61">/1</text:span></text:p>
          </table:table-cell>
          <table:table-cell table:style-name="Таблиця1.A2" office:value-type="string">
            <text:p text:style-name="P28"><text:span text:style-name="T61">a</text:span><text:span text:style-name="T88">4</text:span><text:span text:style-name="T61">/1</text:span></text:p>
          </table:table-cell>
          <table:table-cell table:style-name="Таблиця1.H2" office:value-type="string">
            <text:p text:style-name="P28"><text:span text:style-name="T61">a</text:span><text:span text:style-name="T88">3</text:span><text:span text:style-name="T61">/1</text:span></text:p>
          </table:table-cell>
        </table:table-row>
        <table:table-row table:style-name="Таблиця1.1">
          <table:table-cell table:style-name="Таблиця1.A2" office:value-type="string">
            <text:p text:style-name="P28"><text:span text:style-name="T61">x</text:span><text:span text:style-name="T88">2</text:span></text:p>
          </table:table-cell>
          <table:table-cell table:style-name="Таблиця1.A2" office:value-type="string">
            <text:p text:style-name="P28"><text:span text:style-name="T61">a</text:span><text:span text:style-name="T90">5</text:span><text:span text:style-name="T61">/2</text:span></text:p>
          </table:table-cell>
          <table:table-cell table:style-name="Таблиця1.A2" office:value-type="string">
            <text:p text:style-name="P28"><text:span text:style-name="T61">a</text:span><text:span text:style-name="T88">1</text:span><text:span text:style-name="T61">/2</text:span></text:p>
          </table:table-cell>
          <table:table-cell table:style-name="Таблиця1.A2" office:value-type="string">
            <text:p text:style-name="P28"><text:span text:style-name="T61">a</text:span><text:span text:style-name="T88">3</text:span><text:span text:style-name="T61">/2</text:span></text:p>
          </table:table-cell>
          <table:table-cell table:style-name="Таблиця1.A2" office:value-type="string">
            <text:p text:style-name="P28"><text:span text:style-name="T61">a</text:span><text:span text:style-name="T88">7</text:span><text:span text:style-name="T61">/2</text:span></text:p>
          </table:table-cell>
          <table:table-cell table:style-name="Таблиця1.A2" office:value-type="string">
            <text:p text:style-name="P28"><text:span text:style-name="T61">a</text:span><text:span text:style-name="T88">4</text:span><text:span text:style-name="T61">/2</text:span></text:p>
          </table:table-cell>
          <table:table-cell table:style-name="Таблиця1.A2" office:value-type="string">
            <text:p text:style-name="P28"><text:span text:style-name="T61">a</text:span><text:span text:style-name="T88">6</text:span><text:span text:style-name="T61">/2</text:span></text:p>
          </table:table-cell>
          <table:table-cell table:style-name="Таблиця1.H2" office:value-type="string">
            <text:p text:style-name="P28"><text:span text:style-name="T61">a</text:span><text:span text:style-name="T88">2</text:span><text:span text:style-name="T61">/2</text:span></text:p>
          </table:table-cell>
        </table:table-row>
        <table:table-row table:style-name="Таблиця1.1">
          <table:table-cell table:style-name="Таблиця1.A2" office:value-type="string">
            <text:p text:style-name="P28"><text:span text:style-name="T61">x</text:span><text:span text:style-name="T88">3</text:span></text:p>
          </table:table-cell>
          <table:table-cell table:style-name="Таблиця1.A2" office:value-type="string">
            <text:p text:style-name="P28"><text:span text:style-name="T61">a</text:span><text:span text:style-name="T90">4</text:span><text:span text:style-name="T61">/</text:span><text:span text:style-name="T62">1</text:span></text:p>
          </table:table-cell>
          <table:table-cell table:style-name="Таблиця1.A2" office:value-type="string">
            <text:p text:style-name="P28"><text:span text:style-name="T61">a</text:span><text:span text:style-name="T88">7</text:span><text:span text:style-name="T61">/2</text:span></text:p>
          </table:table-cell>
          <table:table-cell table:style-name="Таблиця1.A2" office:value-type="string">
            <text:p text:style-name="P28"><text:span text:style-name="T61">a</text:span><text:span text:style-name="T88">3</text:span><text:span text:style-name="T61">/1</text:span></text:p>
          </table:table-cell>
          <table:table-cell table:style-name="Таблиця1.A2" office:value-type="string">
            <text:p text:style-name="P28"><text:span text:style-name="T61">a</text:span><text:span text:style-name="T88">2</text:span><text:span text:style-name="T61">/1</text:span></text:p>
          </table:table-cell>
          <table:table-cell table:style-name="Таблиця1.A2" office:value-type="string">
            <text:p text:style-name="P28"><text:span text:style-name="T61">a</text:span><text:span text:style-name="T88">5</text:span><text:span text:style-name="T61">/1</text:span></text:p>
          </table:table-cell>
          <table:table-cell table:style-name="Таблиця1.A2" office:value-type="string">
            <text:p text:style-name="P28"><text:span text:style-name="T61">a</text:span><text:span text:style-name="T88">5</text:span><text:span text:style-name="T61">/2</text:span></text:p>
          </table:table-cell>
          <table:table-cell table:style-name="Таблиця1.H2" office:value-type="string">
            <text:p text:style-name="P28"><text:span text:style-name="T61">a</text:span><text:span text:style-name="T88">4</text:span><text:span text:style-name="T61">/1</text:span></text:p>
          </table:table-cell>
        </table:table-row>
      </table:table>
      <text:p text:style-name="P21"/>
      <text:p text:style-name="P8"><text:span text:style-name="Основной_20_текст4"><text:span text:style-name="T3">4. Побудувати скінченний автомат </text:span></text:span><text:span text:style-name="Основной_20_текст4"><text:span text:style-name="T4">(тобто побудувати і детермінізувати джерело)</text:span></text:span><text:span text:style-name="Основной_20_текст4"><text:span text:style-name="T3">, який зображує подію Р, задану регулярним виразом </text:span></text:span><text:span text:style-name="Основной_20_текст4"><text:span text:style-name="T5">(</text:span></text:span><text:span text:style-name="Основной_20_текст4"><text:span text:style-name="T3">(</text:span></text:span><text:span text:style-name="Основной_20_текст4"><text:span text:style-name="T9">b</text:span></text:span><text:span text:style-name="Основной_20_текст4"><text:span text:style-name="T3">∪</text:span></text:span><text:span text:style-name="Основной_20_текст4"><text:span text:style-name="T9">a</text:span></text:span><text:span text:style-name="Основной_20_текст4"><text:span text:style-name="T3">)</text:span></text:span><text:span text:style-name="Основной_20_текст4"><text:span text:style-name="T91">* </text:span></text:span><text:span text:style-name="Основной_20_текст4"><text:span text:style-name="T3">∪</text:span></text:span><text:span text:style-name="Основной_20_текст4"><text:span text:style-name="T91"> </text:span></text:span><text:span text:style-name="Основной_20_текст4"><text:span text:style-name="T3">ab</text:span></text:span><text:span text:style-name="Основной_20_текст4"><text:span text:style-name="T91">*</text:span></text:span><text:span text:style-name="Основной_20_текст4"><text:span text:style-name="T3">)</text:span></text:span><text:span text:style-name="Основной_20_текст4"><text:span text:style-name="T91">*</text:span></text:span><text:span text:style-name="Основной_20_текст4"><text:span text:style-name="T5">(</text:span></text:span><text:span text:style-name="Основной_20_текст4"><text:span text:style-name="T9">a</text:span></text:span><text:span text:style-name="Основной_20_текст4"><text:span text:style-name="T3">b</text:span></text:span><text:span text:style-name="Основной_20_текст4"><text:span text:style-name="T91"> </text:span></text:span><text:span text:style-name="Основной_20_текст4"><text:span text:style-name="T3">∪</text:span></text:span><text:span text:style-name="Основной_20_текст4"><text:span text:style-name="T91"> </text:span></text:span><text:span text:style-name="Основной_20_текст4"><text:span text:style-name="T3">a</text:span></text:span><text:span text:style-name="Основной_20_текст4"><text:span text:style-name="T5">)</text:span></text:span><text:span text:style-name="Основной_20_текст4"><text:span text:style-name="T91">*</text:span></text:span><text:span text:style-name="Основной_20_текст4"><text:span text:style-name="T3">b*</text:span></text:span><text:span text:style-name="Основной_20_текст4"><text:span text:style-name="T91"> </text:span></text:span><text:span text:style-name="Основной_20_текст4"><text:span text:style-name="T3">∪</text:span></text:span><text:span text:style-name="Основной_20_текст4"><text:span text:style-name="T91"> </text:span></text:span><text:span text:style-name="Основной_20_текст4"><text:span text:style-name="T3">a.</text:span></text:span></text:p>
      <text:p text:style-name="P8"><text:span text:style-name="Основной_20_текст4"><text:span text:style-name="T3"/></text:span></text:p>
      <text:p text:style-name="P9"><text:span text:style-name="Основной_20_текст4"><text:span text:style-name="T6">5. </text:span></text:span><text:span text:style-name="Основной_20_текст4"><text:span text:style-name="T3">З використанням алгоритму Мак-Нотона - Ямади побудувати регулярний вираз для події, зображеної в </text:span></text:span><text:span text:style-name="Основной_20_текст4"><text:span text:style-name="T7">наведеному нижче </text:span></text:span><text:span text:style-name="Основной_20_текст4"><text:span text:style-name="T3">автоматі-</text:span></text:span><text:span text:style-name="Основной_20_текст4"><text:span text:style-name="T10">розпізнавачі</text:span></text:span><text:span text:style-name="Основной_20_текст4"><text:span text:style-name="T3"> з </text:span></text:span><text:span text:style-name="Основной_20_текст4"><text:span text:style-name="T11">початковим станом </text:span></text:span><text:span text:style-name="Основной_20_текст4"><text:span text:style-name="T8">a</text:span></text:span><text:span text:style-name="Основной_20_текст4"><text:span text:style-name="T80">1</text:span></text:span><text:span text:style-name="Основной_20_текст4"><text:span text:style-name="T8"> </text:span></text:span><text:span text:style-name="Основной_20_текст4"><text:span text:style-name="T11">і</text:span></text:span><text:span text:style-name="Основной_20_текст4"><text:span text:style-name="T3"> м</text:span></text:span><text:span text:style-name="Основной_20_текст4"><text:span text:style-name="T8">ножин</text:span></text:span><text:span text:style-name="Основной_20_текст4"><text:span text:style-name="T3">ою</text:span></text:span><text:span text:style-name="Основной_20_текст4"><text:span text:style-name="T8"> заключних станів F={a</text:span></text:span><text:span text:style-name="Основной_20_текст4"><text:span text:style-name="T79">2</text:span></text:span><text:span text:style-name="Основной_20_текст4"><text:span text:style-name="T8">, a</text:span></text:span><text:span text:style-name="Основной_20_текст4"><text:span text:style-name="T79">3</text:span></text:span><text:span text:style-name="Основной_20_текст4"><text:span text:style-name="T8">}</text:span></text:span><text:span text:style-name="Основной_20_текст4"><text:span text:style-name="T3">:</text:span></text:span></text:p>
      <text:p text:style-name="P21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A"/>
        <table:table-column table:style-name="Таблиця4.D"/>
        <table:table-row table:style-name="Таблиця4.1">
          <table:table-cell table:style-name="Таблиця4.A1" office:value-type="string">
            <text:p text:style-name="P27">δ</text:p>
          </table:table-cell>
          <table:table-cell table:style-name="Таблиця4.A1" office:value-type="string">
            <text:p text:style-name="P28"><text:span text:style-name="T99">a</text:span><text:span text:style-name="T88">1</text:span></text:p>
          </table:table-cell>
          <table:table-cell table:style-name="Таблиця4.A1" office:value-type="string">
            <text:p text:style-name="P28"><text:span text:style-name="T99">a</text:span><text:span text:style-name="T88">2</text:span></text:p>
          </table:table-cell>
          <table:table-cell table:style-name="Таблиця4.D1" office:value-type="string">
            <text:p text:style-name="P28"><text:span text:style-name="T99">a</text:span><text:span text:style-name="T88">3</text:span></text:p>
          </table:table-cell>
        </table:table-row>
        <table:table-row table:style-name="Таблиця4.1">
          <table:table-cell table:style-name="Таблиця4.A2" office:value-type="string">
            <text:p text:style-name="P28"><text:span text:style-name="T61">x</text:span><text:span text:style-name="T88">1</text:span></text:p>
          </table:table-cell>
          <table:table-cell table:style-name="Таблиця4.A2" office:value-type="string">
            <text:p text:style-name="P28"><text:span text:style-name="T61">a</text:span><text:span text:style-name="T88">2</text:span></text:p>
          </table:table-cell>
          <table:table-cell table:style-name="Таблиця4.A2" office:value-type="string">
            <text:p text:style-name="P28"><text:span text:style-name="T61">a</text:span><text:span text:style-name="T90">2</text:span></text:p>
          </table:table-cell>
          <table:table-cell table:style-name="Таблиця4.D2" office:value-type="string">
            <text:p text:style-name="P28"><text:span text:style-name="T61">a</text:span><text:span text:style-name="T90">1</text:span></text:p>
          </table:table-cell>
        </table:table-row>
        <table:table-row table:style-name="Таблиця4.1">
          <table:table-cell table:style-name="Таблиця4.A2" office:value-type="string">
            <text:p text:style-name="P28"><text:span text:style-name="T61">x</text:span><text:span text:style-name="T88">2</text:span></text:p>
          </table:table-cell>
          <table:table-cell table:style-name="Таблиця4.A2" office:value-type="string">
            <text:p text:style-name="P28"><text:span text:style-name="T61">a</text:span><text:span text:style-name="T90">1</text:span></text:p>
          </table:table-cell>
          <table:table-cell table:style-name="Таблиця4.A2" office:value-type="string">
            <text:p text:style-name="P28"><text:span text:style-name="T61">a</text:span><text:span text:style-name="T90">3</text:span></text:p>
          </table:table-cell>
          <table:table-cell table:style-name="Таблиця4.D2" office:value-type="string">
            <text:p text:style-name="P28"><text:span text:style-name="T61">a</text:span><text:span text:style-name="T88">2</text:span></text:p>
          </table:table-cell>
        </table:table-row>
      </table:table>
      <text:p text:style-name="P8"><text:soft-page-break/><text:span text:style-name="Основной_20_текст4"><text:span text:style-name="T3"/></text:span></text:p>
      <text:p text:style-name="P11"><text:span text:style-name="Основной_20_текст4"><text:span text:style-name="T12">6. </text:span></text:span><text:span text:style-name="Основной_20_текст4"><text:span text:style-name="T14">Нехай Х</text:span></text:span><text:span text:style-name="Основной_20_текст4"><text:span text:style-name="T93">*</text:span></text:span><text:span text:style-name="Основной_20_текст4"><text:span text:style-name="T14"> </text:span></text:span><text:span text:style-name="Основной_20_текст4"><text:span text:style-name="T12">– </text:span></text:span><text:span text:style-name="Основной_20_текст4"><text:span text:style-name="T15">множина всіх слів </text:span></text:span><text:span text:style-name="Основной_20_текст4"><text:span text:style-name="T16">у</text:span></text:span><text:span text:style-name="Основной_20_текст4"><text:span text:style-name="T15"> алфавіті Х. </text:span></text:span><text:span text:style-name="Основной_20_текст4"><text:span text:style-name="T12">Побудувати граф та таблиці переходів і виходів автомата А: {x</text:span></text:span><text:span text:style-name="Основной_20_текст4"><text:span text:style-name="T81">1</text:span></text:span><text:span text:style-name="Основной_20_текст4"><text:span text:style-name="T12">, x</text:span></text:span><text:span text:style-name="Основной_20_текст4"><text:span text:style-name="T81">2</text:span></text:span><text:span text:style-name="Основной_20_текст4"><text:span text:style-name="T12">, x</text:span></text:span><text:span text:style-name="Основной_20_текст4"><text:span text:style-name="T81">3</text:span></text:span><text:span text:style-name="Основной_20_текст4"><text:span text:style-name="T12">, x</text:span></text:span><text:span text:style-name="Основной_20_текст4"><text:span text:style-name="T81">4</text:span></text:span><text:span text:style-name="Основной_20_текст4"><text:span text:style-name="T12">}</text:span></text:span><text:span text:style-name="Основной_20_текст4"><text:span text:style-name="T92">*</text:span></text:span><text:span text:style-name="Основной_20_текст4"><text:span text:style-name="T63">→</text:span></text:span><text:span text:style-name="Основной_20_текст4"><text:span text:style-name="T12">{0, 1}</text:span></text:span><text:span text:style-name="Основной_20_текст4"><text:span text:style-name="T92">*</text:span></text:span><text:span text:style-name="Основной_20_текст4"><text:span text:style-name="T12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82">1</text:span></text:span><text:span text:style-name="Основной_20_текст4"><text:span text:style-name="T12"> – права дужка, x</text:span></text:span><text:span text:style-name="Основной_20_текст4"><text:span text:style-name="T83">2</text:span></text:span><text:span text:style-name="Основной_20_текст4"><text:span text:style-name="T12"> – ліва дужка, x</text:span></text:span><text:span text:style-name="Основной_20_текст4"><text:span text:style-name="T83">3</text:span></text:span><text:span text:style-name="Основной_20_текст4"><text:span text:style-name="T12"> – символ, що позначає кінець виразу, x</text:span></text:span><text:span text:style-name="Основной_20_текст4"><text:span text:style-name="T84">4</text:span></text:span><text:span text:style-name="Основной_20_текст4"><text:span text:style-name="T12"> – будь-який символ, крім лівої і правої дужок та кінця виразу.</text:span></text:span></text:p>
      <text:p text:style-name="P10"><text:span text:style-name="Основной_20_текст4"><text:span text:style-name="T12"/></text:span></text:p>
      <text:p text:style-name="P13"><text:span text:style-name="Основной_20_текст4"><text:span text:style-name="T13">7. </text:span></text:span><text:span text:style-name="Основной_20_текст4"><text:span text:style-name="T33">Написати регулярний вираз, що задає подію </text:span></text:span><text:span text:style-name="Основной_20_текст4"><text:span text:style-name="T34">Р</text:span></text:span><text:span text:style-name="Основной_20_текст4"><text:span text:style-name="T64">∩</text:span></text:span><text:span text:style-name="Основной_20_текст4"><text:span text:style-name="T33">Q в алфавіті Х={0, 1}, де Р – подія, що складається лише з таких слів в алфавіті Х, як</text:span></text:span><text:span text:style-name="Основной_20_текст4"><text:span text:style-name="T35">і</text:span></text:span><text:span text:style-name="Основной_20_текст4"><text:span text:style-name="T33"> </text:span></text:span><text:span text:style-name="Основной_20_текст4"><text:span text:style-name="T36">містять</text:span></text:span><text:span text:style-name="Основной_20_текст4"><text:span text:style-name="T37"> 00 або 11 </text:span></text:span><text:span text:style-name="Основной_20_текст4"><text:span text:style-name="T36">лише один раз</text:span></text:span><text:span text:style-name="Основной_20_текст4"><text:span text:style-name="T33">, а Q – </text:span></text:span><text:span text:style-name="Основной_20_текст4"><text:span text:style-name="T38">це множина всіх слів у</text:span></text:span><text:span text:style-name="Основной_20_текст4"><text:span text:style-name="T33"> алфавіті Х, </text:span></text:span><text:span text:style-name="Основной_20_текст4"><text:span text:style-name="T38">які починаються з </text:span></text:span><text:span text:style-name="Основной_20_текст4"><text:span text:style-name="T36">1</text:span></text:span><text:span text:style-name="Основной_20_текст4"><text:span text:style-name="T38">.</text:span></text:span></text:p>
      <text:p text:style-name="P13"><text:span text:style-name="Основной_20_текст4"><text:span text:style-name="T13"/></text:span></text:p>
      <text:p text:style-name="P14"><text:span text:style-name="Основной_20_текст4"><text:span text:style-name="T41">8</text:span></text:span><text:span text:style-name="Основной_20_текст4"><text:span text:style-name="T34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86">1</text:span></text:span><text:span text:style-name="Основной_20_текст4"><text:span text:style-name="T64">∩</text:span></text:span><text:span text:style-name="Основной_20_текст4"><text:span text:style-name="T34">Р</text:span></text:span><text:span text:style-name="Основной_20_текст4"><text:span text:style-name="T86">2</text:span></text:span><text:span text:style-name="Основной_20_текст4"><text:span text:style-name="T34">, де події Р</text:span></text:span><text:span text:style-name="Основной_20_текст4"><text:span text:style-name="T86">1 </text:span></text:span><text:span text:style-name="Основной_20_текст4"><text:span text:style-name="T34">і Р</text:span></text:span><text:span text:style-name="Основной_20_текст4"><text:span text:style-name="T86">2</text:span></text:span><text:span text:style-name="Основной_20_текст4"><text:span text:style-name="T34"> задані регулярними виразами r</text:span></text:span><text:span text:style-name="Основной_20_текст4"><text:span text:style-name="T86">1</text:span></text:span><text:span text:style-name="Основной_20_текст4"><text:span text:style-name="T34"> і r</text:span></text:span><text:span text:style-name="Основной_20_текст4"><text:span text:style-name="T86">2</text:span></text:span><text:span text:style-name="Основной_20_текст4"><text:span text:style-name="T34"> відповідно.</text:span></text:span></text:p>
      <text:p text:style-name="P14"><text:span text:style-name="Основной_20_текст4"><text:span text:style-name="T13"/></text:span></text:p>
      <text:p text:style-name="P17"><text:span text:style-name="T105">9</text:span>. <text:span text:style-name="T101">Нехай подія P зображувана в скінченному автоматі A та </text:span><text:span text:style-name="T102">e</text:span><text:span text:style-name="T101">∉P </text:span><text:span text:style-name="Основной_20_текст_20__28_3_29__20__2b__20_Интервал_20_1_20_pt"><text:span text:style-name="T52">(</text:span></text:span><text:span text:style-name="Основной_20_текст_20__28_3_29__20__2b__20_Интервал_20_1_20_pt"><text:span text:style-name="T57">е </text:span></text:span><text:span text:style-name="Основной_20_текст4"><text:span text:style-name="T12">–</text:span></text:span><text:span text:style-name="Основной_20_текст4"><text:span text:style-name="T18"> </text:span></text:span><text:span text:style-name="Основной_20_текст4"><text:span text:style-name="T16">порожнє </text:span></text:span><text:span text:style-name="Основной_20_текст4"><text:span text:style-name="T18">слово</text:span></text:span><text:span text:style-name="Основной_20_текст_20__28_3_29__20__2b__20_Интервал_20_1_20_pt"><text:span text:style-name="T52">)</text:span></text:span><text:span text:style-name="T101">. Як побудувати новий скінченний автомат A′, що зображує подію P ∪ {</text:span><text:span text:style-name="T102">e</text:span><text:span text:style-name="T101">}?</text:span></text:p>
      <text:p text:style-name="P20"/>
      <text:p text:style-name="P5"><text:span text:style-name="T100">10</text:span><text:span text:style-name="T99">. Нехай для непорожньої події P виконується рівність P</text:span><text:span text:style-name="T97">2</text:span><text:span text:style-name="T99">=P. Довести, що:</text:span></text:p>
      <text:p text:style-name="P3"><text:span text:style-name="T67">(а) </text:span><text:span text:style-name="T70">e</text:span><text:span text:style-name="T67">∈P </text:span><text:span text:style-name="Основной_20_текст_20__28_3_29__20__2b__20_Интервал_20_1_20_pt"><text:span text:style-name="T52">(</text:span></text:span><text:span text:style-name="Основной_20_текст_20__28_3_29__20__2b__20_Интервал_20_1_20_pt"><text:span text:style-name="T57">е </text:span></text:span><text:span text:style-name="Основной_20_текст4"><text:span text:style-name="T12">–</text:span></text:span><text:span text:style-name="Основной_20_текст4"><text:span text:style-name="T18"> </text:span></text:span><text:span text:style-name="Основной_20_текст4"><text:span text:style-name="T16">порожнє </text:span></text:span><text:span text:style-name="Основной_20_текст4"><text:span text:style-name="T18">слово</text:span></text:span><text:span text:style-name="Основной_20_текст_20__28_3_29__20__2b__20_Интервал_20_1_20_pt"><text:span text:style-name="T52">)</text:span></text:span><text:span text:style-name="T67">; (б) P</text:span><text:span text:style-name="T96">*</text:span><text:span text:style-name="T67">=P.</text:span></text:p>
      <text:p text:style-name="P6"/>
      <text:p text:style-name="P17"><text:span text:style-name="T103">1</text:span><text:span text:style-name="T104">1</text:span><text:span text:style-name="T101">. </text:span><text:span text:style-name="Основной_20_текст4"><text:span text:style-name="T39">Нехай Р – нерегулярна подія, R – скінченна подія. Довести, що подія S – нерегулярна:</text:span></text:span></text:p>
      <text:p text:style-name="P17"><text:span text:style-name="Основной_20_текст4"><text:span text:style-name="T39">а) S=P</text:span></text:span><text:span text:style-name="Основной_20_текст4"><text:span text:style-name="T54">∪</text:span></text:span><text:span text:style-name="Основной_20_текст4"><text:span text:style-name="T39">R, б) S=P\R.</text:span></text:span></text:p>
      <text:p text:style-name="P14"><text:span text:style-name="Основной_20_текст4"><text:span text:style-name="T71"/></text:span></text:p>
      <text:p text:style-name="P14"><text:span text:style-name="Основной_20_текст4"><text:span text:style-name="T72">1</text:span></text:span><text:span text:style-name="Основной_20_текст4"><text:span text:style-name="T73">2</text:span></text:span><text:span text:style-name="Основной_20_текст4"><text:span text:style-name="T72">. Довести л</text:span></text:span><text:span text:style-name="Основной_20_текст4"><text:span text:style-name="T71">ем</text:span></text:span><text:span text:style-name="Основной_20_текст4"><text:span text:style-name="T72">у</text:span></text:span><text:span text:style-name="Основной_20_текст4"><text:span text:style-name="T71"> “про накачку”: </text:span></text:span><text:span text:style-name="Основной_20_текст4"><text:span text:style-name="T72">д</text:span></text:span><text:span text:style-name="Основной_20_текст4"><text:span text:style-name="T71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74">w</text:span></text:span><text:span text:style-name="Основной_20_текст_20__28_3_29__20__2b__20_Интервал_20_1_20_pt"><text:span text:style-name="T75">∈</text:span></text:span><text:span text:style-name="Основной_20_текст4"><text:span text:style-name="T76">Р можна записати у вигляді <text:s/></text:span></text:span><text:span text:style-name="Основной_20_текст_20__28_3_29__20__2b__20_Интервал_20_1_20_pt"><text:span text:style-name="T74">w=р</text:span></text:span><text:span text:style-name="Основной_20_текст_20__28_3_29__20__2b__20_Интервал_20_1_20_pt"><text:span text:style-name="T87">1</text:span></text:span><text:span text:style-name="Основной_20_текст_20__28_3_29__20__2b__20_Интервал_20_1_20_pt"><text:span text:style-name="T74">рр</text:span></text:span><text:span text:style-name="Основной_20_текст_20__28_3_29__20__2b__20_Интервал_20_1_20_pt"><text:span text:style-name="T87">2</text:span></text:span><text:span text:style-name="Основной_20_текст_20__28_3_29__20__2b__20_Интервал_20_1_20_pt"><text:span text:style-name="T48">, </text:span></text:span><text:span text:style-name="Основной_20_текст_20__28_3_29__20__2b__20_Интервал_20_1_20_pt"><text:span text:style-name="T50">де </text:span></text:span><text:span text:style-name="Основной_20_текст_20__28_3_29__20__2b__20_Интервал_20_1_20_pt"><text:span text:style-name="T58">р</text:span></text:span><text:span text:style-name="Основной_20_текст_20__28_3_29__20__2b__20_Интервал_20_1_20_pt"><text:span text:style-name="T53">≠</text:span></text:span><text:span text:style-name="Основной_20_текст_20__28_3_29__20__2b__20_Интервал_20_1_20_pt"><text:span text:style-name="T56">е</text:span></text:span><text:span text:style-name="Основной_20_текст_20__28_3_29__20__2b__20_Интервал_20_1_20_pt"><text:span text:style-name="T57"> </text:span></text:span><text:span text:style-name="Основной_20_текст_20__28_3_29__20__2b__20_Интервал_20_1_20_pt"><text:span text:style-name="T52">(</text:span></text:span><text:span text:style-name="Основной_20_текст_20__28_3_29__20__2b__20_Интервал_20_1_20_pt"><text:span text:style-name="T57">е </text:span></text:span><text:span text:style-name="Основной_20_текст4"><text:span text:style-name="T12">–</text:span></text:span><text:span text:style-name="Основной_20_текст4"><text:span text:style-name="T18"> </text:span></text:span><text:span text:style-name="Основной_20_текст4"><text:span text:style-name="T16">порожнє </text:span></text:span><text:span text:style-name="Основной_20_текст4"><text:span text:style-name="T18">слово</text:span></text:span><text:span text:style-name="Основной_20_текст_20__28_3_29__20__2b__20_Интервал_20_1_20_pt"><text:span text:style-name="T52">)</text:span></text:span><text:span text:style-name="Основной_20_текст_20__28_3_29__20__2b__20_Интервал_20_1_20_pt"><text:span text:style-name="T48">, так, що для всіх k = 0, 1, 2, ... виконуватиметься </text:span></text:span><text:span text:style-name="Основной_20_текст_20__28_3_29__20__2b__20_Интервал_20_1_20_pt"><text:span text:style-name="T58">р</text:span></text:span><text:span text:style-name="Основной_20_текст_20__28_3_29__20__2b__20_Интервал_20_1_20_pt"><text:span text:style-name="T87">1</text:span></text:span><text:span text:style-name="Основной_20_текст_20__28_3_29__20__2b__20_Интервал_20_1_20_pt"><text:span text:style-name="T58">р</text:span></text:span><text:span text:style-name="Основной_20_текст_20__28_3_29__20__2b__20_Интервал_20_1_20_pt"><text:span text:style-name="T95">k</text:span></text:span><text:span text:style-name="Основной_20_текст_20__28_3_29__20__2b__20_Интервал_20_1_20_pt"><text:span text:style-name="T58">р</text:span></text:span><text:span text:style-name="Основной_20_текст_20__28_3_29__20__2b__20_Интервал_20_1_20_pt"><text:span text:style-name="T87">2</text:span></text:span><text:span text:style-name="Основной_20_текст_20__28_3_29__20__2b__20_Интервал_20_1_20_pt"><text:span text:style-name="T53">∈</text:span></text:span><text:span text:style-name="Основной_20_текст4"><text:span text:style-name="T1">Р.</text:span></text:span></text:p>
      <text:p text:style-name="P14"><text:span text:style-name="Основной_20_текст4"><text:span text:style-name="T1"/></text:span></text:p>
      <text:p text:style-name="P15"><text:span text:style-name="Основной_20_текст4"><text:span text:style-name="T19">1</text:span></text:span><text:span text:style-name="Основной_20_текст4"><text:span text:style-name="T42">3</text:span></text:span><text:span text:style-name="Основной_20_текст4"><text:span text:style-name="T19">. </text:span></text:span><text:span text:style-name="Основной_20_текст4"><text:span text:style-name="T17">Нехай </text:span></text:span><text:span text:style-name="Основной_20_текст4"><text:span text:style-name="T55">х</text:span></text:span><text:span text:style-name="Основной_20_текст4"><text:span text:style-name="T94">k</text:span></text:span><text:span text:style-name="Основной_20_текст4"><text:span text:style-name="T17"> – слово, що складається з k символів </text:span></text:span><text:span text:style-name="Основной_20_текст4"><text:span text:style-name="T55">х</text:span></text:span><text:span text:style-name="Основной_20_текст4"><text:span text:style-name="T17">. Скориставшись лемою “про накачку” </text:span></text:span><text:span text:style-name="Основной_20_текст4"><text:span text:style-name="T19">(див. задачу №1</text:span></text:span><text:span text:style-name="Основной_20_текст4"><text:span text:style-name="T44">2</text:span></text:span><text:span text:style-name="Основной_20_текст4"><text:span text:style-name="T19">) або, у крайньому разі, іншим методом, дов</text:span></text:span><text:span text:style-name="Основной_20_текст4"><text:span text:style-name="T17">ести, що подія</text:span></text:span></text:p>
      <text:p text:style-name="P15"><text:span text:style-name="Основной_20_текст4"><text:span text:style-name="T17">Р={</text:span></text:span><text:span text:style-name="Основной_20_текст4"><text:span text:style-name="T55">a</text:span></text:span><text:span text:style-name="Основной_20_текст4"><text:span text:style-name="T94">k</text:span></text:span><text:span text:style-name="Основной_20_текст4"><text:span text:style-name="T55">b</text:span></text:span><text:span text:style-name="Основной_20_текст4"><text:span text:style-name="T94">k</text:span></text:span><text:span text:style-name="Основной_20_текст4"><text:span text:style-name="T55">a</text:span></text:span><text:span text:style-name="Основной_20_текст4"><text:span text:style-name="T94">k</text:span></text:span><text:span text:style-name="Основной_20_текст4"><text:span text:style-name="T17">| </text:span></text:span><text:span text:style-name="Основной_20_текст_20__28_3_29__20__2b__20_Интервал_20_1_20_pt"><text:span text:style-name="T49">k </text:span></text:span><text:span text:style-name="Основной_20_текст_20__28_3_29__20__2b__20_Интервал_20_1_20_pt"><text:span text:style-name="T51">= 0, 1, 2, ...</text:span></text:span><text:span text:style-name="Основной_20_текст4"><text:span text:style-name="T17">} не регулярна.</text:span></text:span></text:p>
      <text:p text:style-name="P14"><text:span text:style-name="Основной_20_текст4"><text:span text:style-name="T41"/></text:span></text:p>
      <text:p text:style-name="P14"><text:span text:style-name="Основной_20_текст4"><text:span text:style-name="T41">1</text:span></text:span><text:span text:style-name="Основной_20_текст4"><text:span text:style-name="T42">4</text:span></text:span><text:span text:style-name="Основной_20_текст4"><text:span text:style-name="T41">. </text:span></text:span><text:span text:style-name="Основной_20_текст4"><text:span text:style-name="T43">Навести приклад події, яка нерегулярна і (одночасно) задовольняє умову “леми про накачку”.</text:span></text:span></text:p>
      <text:p text:style-name="P14"><text:span text:style-name="Основной_20_текст4"><text:span text:style-name="T17"/></text:span></text:p>
      <text:p text:style-name="P14"><text:span text:style-name="Основной_20_текст4"><text:span text:style-name="T17">1</text:span></text:span><text:span text:style-name="Основной_20_текст4"><text:span text:style-name="T42">5</text:span></text:span><text:span text:style-name="Основной_20_текст4"><text:span text:style-name="T17">. Довести, що в автоматi </text:span></text:span><text:span text:style-name="Основной_20_текст4"><text:span text:style-name="T28">A</text:span></text:span><text:span text:style-name="Основной_20_текст4"><text:span text:style-name="T17"> = (</text:span></text:span><text:span text:style-name="Основной_20_текст4"><text:span text:style-name="T55">X</text:span></text:span><text:span text:style-name="Основной_20_текст4"><text:span text:style-name="T17">, </text:span></text:span><text:span text:style-name="Основной_20_текст4"><text:span text:style-name="T55">Y</text:span></text:span><text:span text:style-name="Основной_20_текст4"><text:span text:style-name="T17">, </text:span></text:span><text:span text:style-name="Основной_20_текст4"><text:span text:style-name="T55">U</text:span></text:span><text:span text:style-name="Основной_20_текст4"><text:span text:style-name="T17">, δ, λ) для довiльного вхiдного слова p = p</text:span></text:span><text:span text:style-name="Основной_20_текст4"><text:span text:style-name="T85">1</text:span></text:span><text:span text:style-name="Основной_20_текст4"><text:span text:style-name="T17">p</text:span></text:span><text:span text:style-name="Основной_20_текст4"><text:span text:style-name="T85">2</text:span></text:span><text:span text:style-name="Основной_20_текст4"><text:span text:style-name="T17">∈</text:span></text:span><text:span text:style-name="Основной_20_текст4"><text:span text:style-name="T55">X</text:span></text:span><text:span text:style-name="Основной_20_текст4"><text:span text:style-name="T94">*</text:span></text:span><text:span text:style-name="Основной_20_текст4"><text:span text:style-name="T17"> i будь-якого стану a</text:span></text:span><text:span text:style-name="Основной_20_текст4"><text:span text:style-name="T85">i</text:span></text:span><text:span text:style-name="Основной_20_текст4"><text:span text:style-name="T17">∈</text:span></text:span><text:span text:style-name="Основной_20_текст4"><text:span text:style-name="T55">U</text:span></text:span><text:span text:style-name="Основной_20_текст4"><text:span text:style-name="T17"> виконуються рiвностi</text:span></text:span></text:p>
      <text:p text:style-name="P14"><text:span text:style-name="Основной_20_текст4"><text:span text:style-name="T17">δ</text:span></text:span><text:span text:style-name="Основной_20_текст4"><text:span text:style-name="T94">*</text:span></text:span><text:span text:style-name="Основной_20_текст4"><text:span text:style-name="T17">(a</text:span></text:span><text:span text:style-name="Основной_20_текст4"><text:span text:style-name="T85">i</text:span></text:span><text:span text:style-name="Основной_20_текст4"><text:span text:style-name="T17">, p</text:span></text:span><text:span text:style-name="Основной_20_текст4"><text:span text:style-name="T85">1</text:span></text:span><text:span text:style-name="Основной_20_текст4"><text:span text:style-name="T17">p</text:span></text:span><text:span text:style-name="Основной_20_текст4"><text:span text:style-name="T85">2</text:span></text:span><text:span text:style-name="Основной_20_текст4"><text:span text:style-name="T17">) = δ</text:span></text:span><text:span text:style-name="Основной_20_текст4"><text:span text:style-name="T94">*</text:span></text:span><text:span text:style-name="Основной_20_текст4"><text:span text:style-name="T29">(</text:span></text:span><text:span text:style-name="Основной_20_текст4"><text:span text:style-name="T17">δ</text:span></text:span><text:span text:style-name="Основной_20_текст4"><text:span text:style-name="T94">*</text:span></text:span><text:span text:style-name="Основной_20_текст4"><text:span text:style-name="T29">(</text:span></text:span><text:span text:style-name="Основной_20_текст4"><text:span text:style-name="T17">a</text:span></text:span><text:span text:style-name="Основной_20_текст4"><text:span text:style-name="T85">i</text:span></text:span><text:span text:style-name="Основной_20_текст4"><text:span text:style-name="T17">, p</text:span></text:span><text:span text:style-name="Основной_20_текст4"><text:span text:style-name="T85">1</text:span></text:span><text:span text:style-name="Основной_20_текст4"><text:span text:style-name="T29">), </text:span></text:span><text:span text:style-name="Основной_20_текст4"><text:span text:style-name="T17">p</text:span></text:span><text:span text:style-name="Основной_20_текст4"><text:span text:style-name="T85">2</text:span></text:span><text:span text:style-name="Основной_20_текст4"><text:span text:style-name="T17">), </text:span></text:span></text:p>
      <text:p text:style-name="P14"><text:span text:style-name="Основной_20_текст4"><text:span text:style-name="T17">λ</text:span></text:span><text:span text:style-name="Основной_20_текст4"><text:span text:style-name="T94">*</text:span></text:span><text:span text:style-name="Основной_20_текст4"><text:span text:style-name="T17">(a</text:span></text:span><text:span text:style-name="Основной_20_текст4"><text:span text:style-name="T85">i</text:span></text:span><text:span text:style-name="Основной_20_текст4"><text:span text:style-name="T17">, p</text:span></text:span><text:span text:style-name="Основной_20_текст4"><text:span text:style-name="T85">1</text:span></text:span><text:span text:style-name="Основной_20_текст4"><text:span text:style-name="T17">p</text:span></text:span><text:span text:style-name="Основной_20_текст4"><text:span text:style-name="T85">2</text:span></text:span><text:span text:style-name="Основной_20_текст4"><text:span text:style-name="T17">) = δ</text:span></text:span><text:span text:style-name="Основной_20_текст4"><text:span text:style-name="T94">*</text:span></text:span><text:span text:style-name="Основной_20_текст4"><text:span text:style-name="T29">(</text:span></text:span><text:span text:style-name="Основной_20_текст4"><text:span text:style-name="T17">δ</text:span></text:span><text:span text:style-name="Основной_20_текст4"><text:span text:style-name="T94">*</text:span></text:span><text:span text:style-name="Основной_20_текст4"><text:span text:style-name="T29">(</text:span></text:span><text:span text:style-name="Основной_20_текст4"><text:span text:style-name="T17">a</text:span></text:span><text:span text:style-name="Основной_20_текст4"><text:span text:style-name="T85">i</text:span></text:span><text:span text:style-name="Основной_20_текст4"><text:span text:style-name="T17">, p</text:span></text:span><text:span text:style-name="Основной_20_текст4"><text:span text:style-name="T85">1</text:span></text:span><text:span text:style-name="Основной_20_текст4"><text:span text:style-name="T29">), </text:span></text:span><text:span text:style-name="Основной_20_текст4"><text:span text:style-name="T17">p</text:span></text:span><text:span text:style-name="Основной_20_текст4"><text:span text:style-name="T85">2</text:span></text:span><text:span text:style-name="Основной_20_текст4"><text:span text:style-name="T17">),</text:span></text:span></text:p>
      <text:p text:style-name="P14"><text:span text:style-name="Основной_20_текст4"><text:span text:style-name="T29">де </text:span></text:span><text:span text:style-name="Основной_20_текст4"><text:span text:style-name="T17">δ</text:span></text:span><text:span text:style-name="Основной_20_текст4"><text:span text:style-name="T94">* </text:span></text:span><text:span text:style-name="Основной_20_текст4"><text:span text:style-name="T29">і</text:span></text:span><text:span text:style-name="Основной_20_текст4"><text:span text:style-name="T17"> λ</text:span></text:span><text:span text:style-name="Основной_20_текст4"><text:span text:style-name="T94">*</text:span></text:span><text:span text:style-name="Основной_20_текст4"><text:span text:style-name="T17"> - </text:span></text:span><text:span text:style-name="Основной_20_текст4"><text:span text:style-name="T29">розширені функції переходів і виходів </text:span></text:span><text:span text:style-name="Основной_20_текст4"><text:span text:style-name="T17">автомат</text:span></text:span><text:span text:style-name="Основной_20_текст4"><text:span text:style-name="T29">а</text:span></text:span><text:span text:style-name="Основной_20_текст4"><text:span text:style-name="T17"> A </text:span></text:span><text:span text:style-name="Основной_20_текст4"><text:span text:style-name="T29">відповідно</text:span></text:span><text:span text:style-name="Основной_20_текст4"><text:span text:style-name="T17"> .</text:span></text:span></text:p>
      <text:p text:style-name="P14"><text:span text:style-name="Основной_20_текст4"><text:span text:style-name="T17"/></text:span></text:p>
      <text:p text:style-name="P16"><text:span text:style-name="Основной_20_текст4"><text:span text:style-name="T17">1</text:span></text:span><text:span text:style-name="Основной_20_текст4"><text:span text:style-name="T42">6</text:span></text:span><text:span text:style-name="Основной_20_текст4"><text:span text:style-name="T17">. </text:span></text:span><text:span text:style-name="Основной_20_текст4"><text:span text:style-name="T46">Навести приклад таких подій P і Q, що:</text:span></text:span></text:p>
      <text:p text:style-name="P16"><text:span text:style-name="Основной_20_текст4"><text:span text:style-name="T46">(а) P ⊂ Q, однак P* = Q*; (б) P* = Q*, однак P ⊄ Q (символ ⊄ позначає, що не виконується жодне зі співвідношень ⊃ , ⊇ , ⊂ , ⊆ , =).</text:span></text:span></text:p>
      <text:p text:style-name="P14"><text:span text:style-name="Основной_20_текст4"><text:span text:style-name="T17"/></text:span></text:p>
      <text:p text:style-name="P14"><text:span text:style-name="Основной_20_текст4"><text:span text:style-name="T30">1</text:span></text:span><text:span text:style-name="Основной_20_текст4"><text:span text:style-name="T40">7</text:span></text:span><text:span text:style-name="Основной_20_текст4"><text:span text:style-name="T30">. Назвіть критерії оцінки оптимальності (мінімальності) регулярних виразів. </text:span></text:span><text:span text:style-name="Основной_20_текст4"><text:span text:style-name="T31">Чи існує </text:span></text:span><text:span text:style-name="Основной_20_текст4"><text:span text:style-name="T30">в алгебрі регулярних подій </text:span></text:span><text:span text:style-name="Основной_20_текст4"><text:span text:style-name="T31">алгоритм пошуку </text:span></text:span><text:span text:style-name="Основной_20_текст4"><text:span text:style-name="T30">оптимально</text:span></text:span><text:span text:style-name="Основной_20_текст4"><text:span text:style-name="T31">го</text:span></text:span><text:span text:style-name="Основной_20_текст4"><text:span text:style-name="T30"> (мінімально</text:span></text:span><text:span text:style-name="Основной_20_текст4"><text:span text:style-name="T31">го</text:span></text:span><text:span text:style-name="Основной_20_текст4"><text:span text:style-name="T30">) регулярн</text:span></text:span><text:span text:style-name="Основной_20_текст4"><text:span text:style-name="T31">ого</text:span></text:span><text:span text:style-name="Основной_20_текст4"><text:span text:style-name="T30"> вираз</text:span></text:span><text:span text:style-name="Основной_20_текст4"><text:span text:style-name="T31">у, рівносильного </text:span></text:span><text:span text:style-name="Основной_20_текст4"><text:span text:style-name="T30">(еквівалентно</text:span></text:span><text:span text:style-name="Основной_20_текст4"><text:span text:style-name="T31">го</text:span></text:span><text:span text:style-name="Основной_20_текст4"><text:span text:style-name="T30">)</text:span></text:span><text:span text:style-name="Основной_20_текст4"><text:span text:style-name="T31"> даному? Відповідь обґрунтувати.</text:span></text:span></text:p>
      <text:p text:style-name="P18"><text:span text:style-name="Основной_20_текст4"><text:span text:style-name="T34"/></text:span></text:p>
      <text:p text:style-name="P18"><text:span text:style-name="Основной_20_текст4"><text:span text:style-name="T30">1</text:span></text:span><text:span text:style-name="Основной_20_текст4"><text:span text:style-name="T40">8</text:span></text:span><text:span text:style-name="Основной_20_текст4"><text:span text:style-name="T30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17">.</text:span></text:span></text:p>
      <text:p text:style-name="P18"><text:soft-page-break/><text:span text:style-name="Основной_20_текст4"><text:span text:style-name="T17"/></text:span></text:p>
      <text:p text:style-name="P19"><text:span text:style-name="Основной_20_текст4"><text:span text:style-name="T45">19. Написати регулярний вираз у алфавіті X = {0, 1}, який задає подію, що складається зі всіх слів таких і тільки таких, які містять парну кількість 1.</text:span></text:span></text:p>
      <text:p text:style-name="P19"><text:span text:style-name="Основной_20_текст4"><text:span text:style-name="T45"/></text:span></text:p>
      <text:p text:style-name="P32"><text:span text:style-name="Основной_20_текст4"><text:span text:style-name="T46">20. </text:span></text:span><text:span text:style-name="Основной_20_текст4"><text:span text:style-name="T106">Нехай</text:span></text:span><text:span text:style-name="Основной_20_текст4"><text:span text:style-name="T46"> вхідний алфавіт X = {0, 1}. </text:span></text:span><text:span text:style-name="Основной_20_текст4"><text:span text:style-name="T47">Н</text:span></text:span><text:span text:style-name="Основной_20_текст4"><text:span text:style-name="T46">авести автомат, який допускає </text:span></text:span><text:span text:style-name="T68">ланцюжки, де між входженнями "</text:span><text:span text:style-name="T69">0</text:span><text:span text:style-name="T68">" парна кількість "</text:span><text:span text:style-name="T69">1</text:span><text:span text:style-name="T68">".</text:span></text:p>
      <text:p text:style-name="P32"><text:span text:style-name="T68"/></text:p>
      <text:p text:style-name="P29"><text:span text:style-name="T107">21</text:span>. Побудувати скінчений автомат, що розпізнає парні числа, які записані у двійковій формі та зчитуються зліва направо.</text:p>
      <text:p text:style-name="P29"/>
      <text:p text:style-name="P30"><text:span text:style-name="T107">22</text:span>. Побудувати скінчений автомат, здатний розпізнавати десяткові числа, що записані у формі з плаваючою крапкою (±dd*.d*E±dd, де d∈{0, 1, 2, ..., 9}).</text:p>
      <text:p text:style-name="P30"><text:span text:style-name="T68"/></text:p>
      <text:p text:style-name="P32"><text:span text:style-name="Основной_20_текст4"><text:span text:style-name="T59">2</text:span></text:span><text:span text:style-name="Основной_20_текст4"><text:span text:style-name="T60">3. </text:span></text:span><text:span text:style-name="Основной_20_текст4"><text:span text:style-name="T59">Довести </text:span></text:span><text:span text:style-name="Основной_20_текст4"><text:span text:style-name="T106">тотожність</text:span></text:span><text:span text:style-name="Основной_20_текст4"><text:span text:style-name="T59"> для регулярних виразів:</text:span></text:span></text:p>
      <text:p text:style-name="P31"><text:span text:style-name="Основной_20_текст4"><text:span text:style-name="T59">(a* ∪ b)* = (a ∪ b)*.</text:span></text:span></text:p>
      <text:p text:style-name="P19"><text:span text:style-name="Основной_20_текст4"><text:span text:style-name="T4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" fo:font-family="'Times New Roman'" style:font-family-generic="roman" style:font-pitch="variable" fo:font-size="9.5pt" fo:letter-spacing="-0.002in" fo:language="uk" fo:country="UA" fo:font-style="normal" fo:background-color="#ffffff" style:font-name-asian="Times New Roman" style:font-family-asian="'Times New Roman'" style:font-family-generic-asian="roman" style:font-pitch-asian="variable" style:font-size-asian="9.5pt" style:font-style-asian="normal" style:font-name-complex="Times New Roman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" fo:font-family="'Times New Roman'" style:font-family-generic="roman" style:font-pitch="variable" fo:font-size="9.5pt" fo:letter-spacing="0.0173in" fo:language="uk" fo:country="UA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1:41:46.625022438</meta:creation-date>
    <dc:date>2021-05-06T12:07:49.509062839</dc:date>
    <meta:editing-duration>PT1H5S</meta:editing-duration>
    <meta:editing-cycles>18</meta:editing-cycles>
    <meta:generator>LibreOffice/6.4.6.2$Linux_X86_64 LibreOffice_project/40$Build-2</meta:generator>
    <meta:document-statistic meta:table-count="4" meta:image-count="0" meta:object-count="0" meta:page-count="3" meta:paragraph-count="110" meta:word-count="819" meta:character-count="5029" meta:non-whitespace-character-count="4299"/>
  </office:meta>
</office:document-meta>
</file>